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5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94" calcext:value-type="float">
            <text:p>14.24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5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6352" calcext:value-type="float">
            <text:p>14.24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5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3304" calcext:value-type="float">
            <text:p>14.24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5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0256" calcext:value-type="float">
            <text:p>14.24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5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7208" calcext:value-type="float">
            <text:p>14.23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5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416" calcext:value-type="float">
            <text:p>14.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5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5016" calcext:value-type="float">
            <text:p>14.22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5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5872" calcext:value-type="float">
            <text:p>14.21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5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2824" calcext:value-type="float">
            <text:p>14.21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5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5872" calcext:value-type="float">
            <text:p>14.21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5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0632" calcext:value-type="float">
            <text:p>14.20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5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1488" calcext:value-type="float">
            <text:p>14.19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5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6248" calcext:value-type="float">
            <text:p>14.17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5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32" calcext:value-type="float">
            <text:p>14.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5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0152" calcext:value-type="float">
            <text:p>14.17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5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7104" calcext:value-type="float">
            <text:p>14.16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5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796" calcext:value-type="float">
            <text:p>14.15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5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1864" calcext:value-type="float">
            <text:p>14.15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5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5768" calcext:value-type="float">
            <text:p>14.14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5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5768" calcext:value-type="float">
            <text:p>14.14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5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1864" calcext:value-type="float">
            <text:p>14.15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5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272" calcext:value-type="float">
            <text:p>14.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5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3576" calcext:value-type="float">
            <text:p>14.13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5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0528" calcext:value-type="float">
            <text:p>14.13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5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4432" calcext:value-type="float">
            <text:p>14.12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224" calcext:value-type="float">
            <text:p>14.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5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3096" calcext:value-type="float">
            <text:p>14.10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5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3952" calcext:value-type="float">
            <text:p>14.09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5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3952" calcext:value-type="float">
            <text:p>14.09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5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4808" calcext:value-type="float">
            <text:p>14.08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5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4808" calcext:value-type="float">
            <text:p>14.08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5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4808" calcext:value-type="float">
            <text:p>14.08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5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176" calcext:value-type="float">
            <text:p>14.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5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5664" calcext:value-type="float">
            <text:p>14.07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5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2616" calcext:value-type="float">
            <text:p>14.07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5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652" calcext:value-type="float">
            <text:p>14.06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5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652" calcext:value-type="float">
            <text:p>14.06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5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3472" calcext:value-type="float">
            <text:p>14.06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5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3472" calcext:value-type="float">
            <text:p>14.06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5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2616" calcext:value-type="float">
            <text:p>14.07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5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7376" calcext:value-type="float">
            <text:p>14.05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5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8232" calcext:value-type="float">
            <text:p>14.04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5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5184" calcext:value-type="float">
            <text:p>14.04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5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6896" calcext:value-type="float">
            <text:p>14.02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5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2992" calcext:value-type="float">
            <text:p>14.03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5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2512" calcext:value-type="float">
            <text:p>14.00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5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032" calcext:value-type="float">
            <text:p>13.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5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3368" calcext:value-type="float">
            <text:p>13.99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5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3368" calcext:value-type="float">
            <text:p>13.99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5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7272" calcext:value-type="float">
            <text:p>13.98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5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8128" calcext:value-type="float">
            <text:p>13.97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5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4224" calcext:value-type="float">
            <text:p>13.98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5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1176" calcext:value-type="float">
            <text:p>13.98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5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8128" calcext:value-type="float">
            <text:p>13.97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5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8128" calcext:value-type="float">
            <text:p>13.97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5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6312" calcext:value-type="float">
            <text:p>13.92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888" calcext:value-type="float">
            <text:p>13.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5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5832" calcext:value-type="float">
            <text:p>13.89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5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2784" calcext:value-type="float">
            <text:p>13.89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5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6688" calcext:value-type="float">
            <text:p>13.88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5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364" calcext:value-type="float">
            <text:p>13.88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5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6688" calcext:value-type="float">
            <text:p>13.88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5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6688" calcext:value-type="float">
            <text:p>13.88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5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552" calcext:value-type="float">
            <text:p>13.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5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1136" calcext:value-type="float">
            <text:p>13.66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5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2848" calcext:value-type="float">
            <text:p>13.64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5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7608" calcext:value-type="float">
            <text:p>13.62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5-09-03 16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3224" calcext:value-type="float">
            <text:p>13.60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5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0176" calcext:value-type="float">
            <text:p>13.60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5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2744" calcext:value-type="float">
            <text:p>13.57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0552" calcext:value-type="float">
            <text:p>13.56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5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0072" calcext:value-type="float">
            <text:p>13.53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5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4456" calcext:value-type="float">
            <text:p>13.55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5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312" calcext:value-type="float">
            <text:p>13.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5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7024" calcext:value-type="float">
            <text:p>13.52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5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5208" calcext:value-type="float">
            <text:p>13.47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5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3016" calcext:value-type="float">
            <text:p>13.46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5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1304" calcext:value-type="float">
            <text:p>13.48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5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4832" calcext:value-type="float">
            <text:p>13.51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5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8736" calcext:value-type="float">
            <text:p>13.50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5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9592" calcext:value-type="float">
            <text:p>13.49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5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3016" calcext:value-type="float">
            <text:p>13.46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5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0824" calcext:value-type="float">
            <text:p>13.45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5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12" calcext:value-type="float">
            <text:p>13.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5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596" calcext:value-type="float">
            <text:p>13.39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5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072" calcext:value-type="float">
            <text:p>13.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5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9384" calcext:value-type="float">
            <text:p>13.35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5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0616" calcext:value-type="float">
            <text:p>13.31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5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404" calcext:value-type="float">
            <text:p>13.27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5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0136" calcext:value-type="float">
            <text:p>13.28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5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7088" calcext:value-type="float">
            <text:p>13.27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5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1472" calcext:value-type="float">
            <text:p>13.30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5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976" calcext:value-type="float">
            <text:p>13.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5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1096" calcext:value-type="float">
            <text:p>13.34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5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1576" calcext:value-type="float">
            <text:p>13.37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5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9008" calcext:value-type="float">
            <text:p>13.39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5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0344" calcext:value-type="float">
            <text:p>13.42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5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2536" calcext:value-type="float">
            <text:p>13.43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5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0824" calcext:value-type="float">
            <text:p>13.45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5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5208" calcext:value-type="float">
            <text:p>13.47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5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0824" calcext:value-type="float">
            <text:p>13.45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644" calcext:value-type="float">
            <text:p>13.42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5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3768" calcext:value-type="float">
            <text:p>13.38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5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548" calcext:value-type="float">
            <text:p>13.36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5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976" calcext:value-type="float">
            <text:p>13.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5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2328" calcext:value-type="float">
            <text:p>13.29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5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2704" calcext:value-type="float">
            <text:p>13.25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5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5272" calcext:value-type="float">
            <text:p>13.22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5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1744" calcext:value-type="float">
            <text:p>13.19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5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9552" calcext:value-type="float">
            <text:p>13.17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5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9552" calcext:value-type="float">
            <text:p>13.17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5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3832" calcext:value-type="float">
            <text:p>13.13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5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9448" calcext:value-type="float">
            <text:p>13.10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5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9824" calcext:value-type="float">
            <text:p>13.06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5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1536" calcext:value-type="float">
            <text:p>13.05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5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1536" calcext:value-type="float">
            <text:p>13.05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5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6776" calcext:value-type="float">
            <text:p>13.06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5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8008" calcext:value-type="float">
            <text:p>13.01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5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8384" calcext:value-type="float">
            <text:p>12.97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5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7048" calcext:value-type="float">
            <text:p>12.95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5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4856" calcext:value-type="float">
            <text:p>12.94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5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0472" calcext:value-type="float">
            <text:p>12.92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5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1328" calcext:value-type="float">
            <text:p>12.91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5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9136" calcext:value-type="float">
            <text:p>12.89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5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3896" calcext:value-type="float">
            <text:p>12.88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5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6464" calcext:value-type="float">
            <text:p>12.85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5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5984" calcext:value-type="float">
            <text:p>12.82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5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0744" calcext:value-type="float">
            <text:p>12.81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5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16" calcext:value-type="float">
            <text:p>12.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5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5504" calcext:value-type="float">
            <text:p>12.79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5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1976" calcext:value-type="float">
            <text:p>12.76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5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6736" calcext:value-type="float">
            <text:p>12.74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7592" calcext:value-type="float">
            <text:p>12.73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5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54" calcext:value-type="float">
            <text:p>12.72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5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6256" calcext:value-type="float">
            <text:p>12.71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5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6256" calcext:value-type="float">
            <text:p>12.71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5-06-26 14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1016" calcext:value-type="float">
            <text:p>12.70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5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492" calcext:value-type="float">
            <text:p>12.69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5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7968" calcext:value-type="float">
            <text:p>12.6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5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8824" calcext:value-type="float">
            <text:p>12.68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5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0536" calcext:value-type="float">
            <text:p>12.67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5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6632" calcext:value-type="float">
            <text:p>12.67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5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968" calcext:value-type="float">
            <text:p>12.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5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2728" calcext:value-type="float">
            <text:p>12.68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5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2728" calcext:value-type="float">
            <text:p>12.68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5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5776" calcext:value-type="float">
            <text:p>12.68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5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1872" calcext:value-type="float">
            <text:p>12.69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5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7112" calcext:value-type="float">
            <text:p>12.70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5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6256" calcext:value-type="float">
            <text:p>12.71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5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1496" calcext:value-type="float">
            <text:p>12.73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5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6256" calcext:value-type="float">
            <text:p>12.71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5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7112" calcext:value-type="float">
            <text:p>12.70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5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492" calcext:value-type="float">
            <text:p>12.69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5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1872" calcext:value-type="float">
            <text:p>12.69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5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492" calcext:value-type="float">
            <text:p>12.69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5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8824" calcext:value-type="float">
            <text:p>12.68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5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1872" calcext:value-type="float">
            <text:p>12.69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5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3208" calcext:value-type="float">
            <text:p>12.71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5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064" calcext:value-type="float">
            <text:p>12.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5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5024" calcext:value-type="float">
            <text:p>12.76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5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3688" calcext:value-type="float">
            <text:p>12.74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5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1496" calcext:value-type="float">
            <text:p>12.73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1496" calcext:value-type="float">
            <text:p>12.73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5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7592" calcext:value-type="float">
            <text:p>12.73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5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9784" calcext:value-type="float">
            <text:p>12.74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5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2832" calcext:value-type="float">
            <text:p>12.75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5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588" calcext:value-type="float">
            <text:p>12.75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5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3688" calcext:value-type="float">
            <text:p>12.74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5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9784" calcext:value-type="float">
            <text:p>12.74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5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1872" calcext:value-type="float">
            <text:p>12.69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5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0536" calcext:value-type="float">
            <text:p>12.67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5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0912" calcext:value-type="float">
            <text:p>12.63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5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7384" calcext:value-type="float">
            <text:p>12.59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5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2144" calcext:value-type="float">
            <text:p>12.58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5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3376" calcext:value-type="float">
            <text:p>12.53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5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1184" calcext:value-type="float">
            <text:p>12.52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5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204" calcext:value-type="float">
            <text:p>12.51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5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4608" calcext:value-type="float">
            <text:p>12.48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5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2416" calcext:value-type="float">
            <text:p>12.47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5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4128" calcext:value-type="float">
            <text:p>12.45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5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1936" calcext:value-type="float">
            <text:p>12.4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5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9744" calcext:value-type="float">
            <text:p>12.42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5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584" calcext:value-type="float">
            <text:p>12.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5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6696" calcext:value-type="float">
            <text:p>12.42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5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6696" calcext:value-type="float">
            <text:p>12.42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5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536" calcext:value-type="float">
            <text:p>12.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5-05-07 13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2312" calcext:value-type="float">
            <text:p>12.40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5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0976" calcext:value-type="float">
            <text:p>12.38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5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1352" calcext:value-type="float">
            <text:p>12.34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5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392" calcext:value-type="float">
            <text:p>12.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5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4776" calcext:value-type="float">
            <text:p>12.30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5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0392" calcext:value-type="float">
            <text:p>12.28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5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4296" calcext:value-type="float">
            <text:p>12.27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9912" calcext:value-type="float">
            <text:p>12.24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5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0768" calcext:value-type="float">
            <text:p>12.24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5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5528" calcext:value-type="float">
            <text:p>12.22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5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724" calcext:value-type="float">
            <text:p>12.20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5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2856" calcext:value-type="float">
            <text:p>12.18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5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8472" calcext:value-type="float">
            <text:p>12.15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5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4568" calcext:value-type="float">
            <text:p>12.16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5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152" calcext:value-type="float">
            <text:p>12.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5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152" calcext:value-type="float">
            <text:p>12.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5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0664" calcext:value-type="float">
            <text:p>12.17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5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5904" calcext:value-type="float">
            <text:p>12.18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5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0288" calcext:value-type="float">
            <text:p>12.21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5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4192" calcext:value-type="float">
            <text:p>12.20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5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6384" calcext:value-type="float">
            <text:p>12.21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5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3816" calcext:value-type="float">
            <text:p>12.24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5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2104" calcext:value-type="float">
            <text:p>12.26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5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868" calcext:value-type="float">
            <text:p>12.29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5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7448" calcext:value-type="float">
            <text:p>12.34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5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0976" calcext:value-type="float">
            <text:p>12.38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5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1456" calcext:value-type="float">
            <text:p>12.41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5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8032" calcext:value-type="float">
            <text:p>12.44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5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4608" calcext:value-type="float">
            <text:p>12.48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5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204" calcext:value-type="float">
            <text:p>12.51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5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4232" calcext:value-type="float">
            <text:p>12.52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5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5568" calcext:value-type="float">
            <text:p>12.54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5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776" calcext:value-type="float">
            <text:p>12.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5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0808" calcext:value-type="float">
            <text:p>12.56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5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776" calcext:value-type="float">
            <text:p>12.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5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776" calcext:value-type="float">
            <text:p>12.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5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0808" calcext:value-type="float">
            <text:p>12.56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6904" calcext:value-type="float">
            <text:p>12.56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5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2144" calcext:value-type="float">
            <text:p>12.58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5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348" calcext:value-type="float">
            <text:p>12.60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5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6528" calcext:value-type="float">
            <text:p>12.60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5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5672" calcext:value-type="float">
            <text:p>12.61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5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4816" calcext:value-type="float">
            <text:p>12.62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5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7008" calcext:value-type="float">
            <text:p>12.63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5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8344" calcext:value-type="float">
            <text:p>12.65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5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8824" calcext:value-type="float">
            <text:p>12.68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5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6256" calcext:value-type="float">
            <text:p>12.71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5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4544" calcext:value-type="float">
            <text:p>12.73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5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8928" calcext:value-type="float">
            <text:p>12.75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5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5504" calcext:value-type="float">
            <text:p>12.79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5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1224" calcext:value-type="float">
            <text:p>12.84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5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4752" calcext:value-type="float">
            <text:p>12.87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5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9992" calcext:value-type="float">
            <text:p>12.88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5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5232" calcext:value-type="float">
            <text:p>12.90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5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9616" calcext:value-type="float">
            <text:p>12.92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5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0952" calcext:value-type="float">
            <text:p>12.95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5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2288" calcext:value-type="float">
            <text:p>12.97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5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3624" calcext:value-type="float">
            <text:p>12.99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5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2768" calcext:value-type="float">
            <text:p>13.00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5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4104" calcext:value-type="float">
            <text:p>13.02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5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4104" calcext:value-type="float">
            <text:p>13.02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5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02" calcext:value-type="float">
            <text:p>13.03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5-03-06 16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544" calcext:value-type="float">
            <text:p>13.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5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1912" calcext:value-type="float">
            <text:p>13.01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5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7152" calcext:value-type="float">
            <text:p>13.02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5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02" calcext:value-type="float">
            <text:p>13.03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5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496" calcext:value-type="float">
            <text:p>13.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5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5816" calcext:value-type="float">
            <text:p>13.00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1056" calcext:value-type="float">
            <text:p>13.02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5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8008" calcext:value-type="float">
            <text:p>13.01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5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972" calcext:value-type="float">
            <text:p>12.99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5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972" calcext:value-type="float">
            <text:p>12.99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5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8864" calcext:value-type="float">
            <text:p>13.00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5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2392" calcext:value-type="float">
            <text:p>13.04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5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5064" calcext:value-type="float">
            <text:p>13.08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5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0784" calcext:value-type="float">
            <text:p>13.13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5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5168" calcext:value-type="float">
            <text:p>13.15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5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0408" calcext:value-type="float">
            <text:p>13.17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5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0888" calcext:value-type="float">
            <text:p>13.20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5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9176" calcext:value-type="float">
            <text:p>13.21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5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6984" calcext:value-type="float">
            <text:p>13.20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5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6128" calcext:value-type="float">
            <text:p>13.21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5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0512" calcext:value-type="float">
            <text:p>13.24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5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7464" calcext:value-type="float">
            <text:p>13.23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5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9176" calcext:value-type="float">
            <text:p>13.21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5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6128" calcext:value-type="float">
            <text:p>13.21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5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9176" calcext:value-type="float">
            <text:p>13.21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5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308" calcext:value-type="float">
            <text:p>13.21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5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0032" calcext:value-type="float">
            <text:p>13.21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5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0888" calcext:value-type="float">
            <text:p>13.20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5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4792" calcext:value-type="float">
            <text:p>13.19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5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1744" calcext:value-type="float">
            <text:p>13.19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5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1744" calcext:value-type="float">
            <text:p>13.19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5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5648" calcext:value-type="float">
            <text:p>13.18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5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5648" calcext:value-type="float">
            <text:p>13.18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5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5648" calcext:value-type="float">
            <text:p>13.18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0408" calcext:value-type="float">
            <text:p>13.17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5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736" calcext:value-type="float">
            <text:p>13.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5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9072" calcext:value-type="float">
            <text:p>13.14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5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9928" calcext:value-type="float">
            <text:p>13.13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5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7736" calcext:value-type="float">
            <text:p>13.12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5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3832" calcext:value-type="float">
            <text:p>13.13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5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3832" calcext:value-type="float">
            <text:p>13.13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5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7736" calcext:value-type="float">
            <text:p>13.12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5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164" calcext:value-type="float">
            <text:p>13.12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5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8592" calcext:value-type="float">
            <text:p>13.11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5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2496" calcext:value-type="float">
            <text:p>13.11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5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9448" calcext:value-type="float">
            <text:p>13.10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5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8112" calcext:value-type="float">
            <text:p>13.08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5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6776" calcext:value-type="float">
            <text:p>13.06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5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2872" calcext:value-type="float">
            <text:p>13.07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5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9824" calcext:value-type="float">
            <text:p>13.06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5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9824" calcext:value-type="float">
            <text:p>13.06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5-01-14 15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6776" calcext:value-type="float">
            <text:p>13.06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5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8488" calcext:value-type="float">
            <text:p>13.04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5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9344" calcext:value-type="float">
            <text:p>13.03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5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7152" calcext:value-type="float">
            <text:p>13.02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5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8864" calcext:value-type="float">
            <text:p>13.00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5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8008" calcext:value-type="float">
            <text:p>13.01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5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1912" calcext:value-type="float">
            <text:p>13.01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5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8864" calcext:value-type="float">
            <text:p>13.00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5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8384" calcext:value-type="float">
            <text:p>12.97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5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448" calcext:value-type="float">
            <text:p>12.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5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6672" calcext:value-type="float">
            <text:p>12.99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5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0576" calcext:value-type="float">
            <text:p>12.99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5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0576" calcext:value-type="float">
            <text:p>12.99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5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448" calcext:value-type="float">
            <text:p>12.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0096" calcext:value-type="float">
            <text:p>12.96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4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7048" calcext:value-type="float">
            <text:p>12.95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4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7904" calcext:value-type="float">
            <text:p>12.94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4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7904" calcext:value-type="float">
            <text:p>12.94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4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7048" calcext:value-type="float">
            <text:p>12.95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4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876" calcext:value-type="float">
            <text:p>12.93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4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1328" calcext:value-type="float">
            <text:p>12.91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4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828" calcext:value-type="float">
            <text:p>12.90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4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828" calcext:value-type="float">
            <text:p>12.90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4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2184" calcext:value-type="float">
            <text:p>12.90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4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304" calcext:value-type="float">
            <text:p>12.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4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0848" calcext:value-type="float">
            <text:p>12.88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4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6944" calcext:value-type="float">
            <text:p>12.88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4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5232" calcext:value-type="float">
            <text:p>12.90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4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5232" calcext:value-type="float">
            <text:p>12.90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4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304" calcext:value-type="float">
            <text:p>12.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4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6088" calcext:value-type="float">
            <text:p>12.89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4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9992" calcext:value-type="float">
            <text:p>12.88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4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6944" calcext:value-type="float">
            <text:p>12.88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4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4752" calcext:value-type="float">
            <text:p>12.87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4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0368" calcext:value-type="float">
            <text:p>12.85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4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208" calcext:value-type="float">
            <text:p>12.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4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5984" calcext:value-type="float">
            <text:p>12.82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4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9888" calcext:value-type="float">
            <text:p>12.81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4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3792" calcext:value-type="float">
            <text:p>12.81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4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4648" calcext:value-type="float">
            <text:p>12.80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4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0264" calcext:value-type="float">
            <text:p>12.78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4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7216" calcext:value-type="float">
            <text:p>12.77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4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4168" calcext:value-type="float">
            <text:p>12.77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4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8928" calcext:value-type="float">
            <text:p>12.75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4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3688" calcext:value-type="float">
            <text:p>12.74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4544" calcext:value-type="float">
            <text:p>12.73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4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2352" calcext:value-type="float">
            <text:p>12.72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4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7968" calcext:value-type="float">
            <text:p>12.6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4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1872" calcext:value-type="float">
            <text:p>12.69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4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8824" calcext:value-type="float">
            <text:p>12.68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4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8824" calcext:value-type="float">
            <text:p>12.68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4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2728" calcext:value-type="float">
            <text:p>12.68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4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3584" calcext:value-type="float">
            <text:p>12.67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4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1392" calcext:value-type="float">
            <text:p>12.66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4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2248" calcext:value-type="float">
            <text:p>12.65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4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7008" calcext:value-type="float">
            <text:p>12.63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4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4816" calcext:value-type="float">
            <text:p>12.62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4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0912" calcext:value-type="float">
            <text:p>12.63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4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396" calcext:value-type="float">
            <text:p>12.63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4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6528" calcext:value-type="float">
            <text:p>12.60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4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9096" calcext:value-type="float">
            <text:p>12.57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4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0808" calcext:value-type="float">
            <text:p>12.56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4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3856" calcext:value-type="float">
            <text:p>12.56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4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8616" calcext:value-type="float">
            <text:p>12.54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4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3376" calcext:value-type="float">
            <text:p>12.53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4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0328" calcext:value-type="float">
            <text:p>12.53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4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4232" calcext:value-type="float">
            <text:p>12.52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4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5088" calcext:value-type="float">
            <text:p>12.51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4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204" calcext:value-type="float">
            <text:p>12.51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4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5944" calcext:value-type="float">
            <text:p>12.50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4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2896" calcext:value-type="float">
            <text:p>12.50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4-11-04 19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9848" calcext:value-type="float">
            <text:p>12.49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4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4608" calcext:value-type="float">
            <text:p>12.48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4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7656" calcext:value-type="float">
            <text:p>12.48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4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632" calcext:value-type="float">
            <text:p>12.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4984" calcext:value-type="float">
            <text:p>12.44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4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2792" calcext:value-type="float">
            <text:p>12.43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4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2792" calcext:value-type="float">
            <text:p>12.43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4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4504" calcext:value-type="float">
            <text:p>12.41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4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6216" calcext:value-type="float">
            <text:p>12.39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4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6216" calcext:value-type="float">
            <text:p>12.39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4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3168" calcext:value-type="float">
            <text:p>12.39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4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4024" calcext:value-type="float">
            <text:p>12.38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4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5736" calcext:value-type="float">
            <text:p>12.36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4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2688" calcext:value-type="float">
            <text:p>12.36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4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5736" calcext:value-type="float">
            <text:p>12.36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4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5736" calcext:value-type="float">
            <text:p>12.36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4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964" calcext:value-type="float">
            <text:p>12.35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4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3544" calcext:value-type="float">
            <text:p>12.35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4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3544" calcext:value-type="float">
            <text:p>12.35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4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964" calcext:value-type="float">
            <text:p>12.35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4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7448" calcext:value-type="float">
            <text:p>12.34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4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0496" calcext:value-type="float">
            <text:p>12.35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4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1832" calcext:value-type="float">
            <text:p>12.37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4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0976" calcext:value-type="float">
            <text:p>12.38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4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3168" calcext:value-type="float">
            <text:p>12.39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4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3168" calcext:value-type="float">
            <text:p>12.39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4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536" calcext:value-type="float">
            <text:p>12.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4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06" calcext:value-type="float">
            <text:p>12.42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4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4128" calcext:value-type="float">
            <text:p>12.45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4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8136" calcext:value-type="float">
            <text:p>12.51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4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9096" calcext:value-type="float">
            <text:p>12.57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4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4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6256" calcext:value-type="float">
            <text:p>12.71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4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0264" calcext:value-type="float">
            <text:p>12.78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4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0368" calcext:value-type="float">
            <text:p>12.85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7424" calcext:value-type="float">
            <text:p>12.91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4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7528" calcext:value-type="float">
            <text:p>12.98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4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8968" calcext:value-type="float">
            <text:p>13.07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4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736" calcext:value-type="float">
            <text:p>13.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4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6128" calcext:value-type="float">
            <text:p>13.21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4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0512" calcext:value-type="float">
            <text:p>13.24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4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0512" calcext:value-type="float">
            <text:p>13.24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4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4416" calcext:value-type="float">
            <text:p>13.23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4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832" calcext:value-type="float">
            <text:p>13.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4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2224" calcext:value-type="float">
            <text:p>13.22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4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6128" calcext:value-type="float">
            <text:p>13.21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4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0032" calcext:value-type="float">
            <text:p>13.21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4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308" calcext:value-type="float">
            <text:p>13.21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4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3936" calcext:value-type="float">
            <text:p>13.20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4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0032" calcext:value-type="float">
            <text:p>13.21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4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0032" calcext:value-type="float">
            <text:p>13.21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4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0032" calcext:value-type="float">
            <text:p>13.21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4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6984" calcext:value-type="float">
            <text:p>13.20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4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6984" calcext:value-type="float">
            <text:p>13.20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4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3936" calcext:value-type="float">
            <text:p>13.20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4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3936" calcext:value-type="float">
            <text:p>13.20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4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0888" calcext:value-type="float">
            <text:p>13.20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4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4792" calcext:value-type="float">
            <text:p>13.19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4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5648" calcext:value-type="float">
            <text:p>13.18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4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9552" calcext:value-type="float">
            <text:p>13.17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4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3456" calcext:value-type="float">
            <text:p>13.17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4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0408" calcext:value-type="float">
            <text:p>13.17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4-09-03 14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5168" calcext:value-type="float">
            <text:p>13.15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4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4688" calcext:value-type="float">
            <text:p>13.12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4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5544" calcext:value-type="float">
            <text:p>13.11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9448" calcext:value-type="float">
            <text:p>13.10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4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3352" calcext:value-type="float">
            <text:p>13.10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4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592" calcext:value-type="float">
            <text:p>13.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4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9344" calcext:value-type="float">
            <text:p>13.03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4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7152" calcext:value-type="float">
            <text:p>13.02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4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448" calcext:value-type="float">
            <text:p>12.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4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2288" calcext:value-type="float">
            <text:p>12.97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4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876" calcext:value-type="float">
            <text:p>12.93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4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0472" calcext:value-type="float">
            <text:p>12.92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4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6944" calcext:value-type="float">
            <text:p>12.88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4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4752" calcext:value-type="float">
            <text:p>12.87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4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4272" calcext:value-type="float">
            <text:p>12.84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4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732" calcext:value-type="float">
            <text:p>12.84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4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9512" calcext:value-type="float">
            <text:p>12.85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4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732" calcext:value-type="float">
            <text:p>12.84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4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0744" calcext:value-type="float">
            <text:p>12.81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4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112" calcext:value-type="float">
            <text:p>12.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4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064" calcext:value-type="float">
            <text:p>12.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4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3208" calcext:value-type="float">
            <text:p>12.71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4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444" calcext:value-type="float">
            <text:p>12.66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4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5296" calcext:value-type="float">
            <text:p>12.65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4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3104" calcext:value-type="float">
            <text:p>12.64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4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348" calcext:value-type="float">
            <text:p>12.60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4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1664" calcext:value-type="float">
            <text:p>12.55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4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8992" calcext:value-type="float">
            <text:p>12.50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4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156" calcext:value-type="float">
            <text:p>12.48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4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68" calcext:value-type="float">
            <text:p>12.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4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3376" calcext:value-type="float">
            <text:p>12.53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4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0808" calcext:value-type="float">
            <text:p>12.56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4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1288" calcext:value-type="float">
            <text:p>12.59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4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9096" calcext:value-type="float">
            <text:p>12.57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824" calcext:value-type="float">
            <text:p>12.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4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6904" calcext:value-type="float">
            <text:p>12.56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4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0808" calcext:value-type="float">
            <text:p>12.56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4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9096" calcext:value-type="float">
            <text:p>12.57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4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824" calcext:value-type="float">
            <text:p>12.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4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6904" calcext:value-type="float">
            <text:p>12.56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4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6904" calcext:value-type="float">
            <text:p>12.56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4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3" calcext:value-type="float">
            <text:p>12.5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4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776" calcext:value-type="float">
            <text:p>12.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4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0808" calcext:value-type="float">
            <text:p>12.56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4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3" calcext:value-type="float">
            <text:p>12.5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4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2144" calcext:value-type="float">
            <text:p>12.58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4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3856" calcext:value-type="float">
            <text:p>12.56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4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8616" calcext:value-type="float">
            <text:p>12.54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4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8136" calcext:value-type="float">
            <text:p>12.51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4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1184" calcext:value-type="float">
            <text:p>12.52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4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9848" calcext:value-type="float">
            <text:p>12.49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4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8512" calcext:value-type="float">
            <text:p>12.47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4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4128" calcext:value-type="float">
            <text:p>12.45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4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9744" calcext:value-type="float">
            <text:p>12.42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4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06" calcext:value-type="float">
            <text:p>12.42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4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06" calcext:value-type="float">
            <text:p>12.42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4-07-09 17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9744" calcext:value-type="float">
            <text:p>12.42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4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9744" calcext:value-type="float">
            <text:p>12.42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4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6216" calcext:value-type="float">
            <text:p>12.39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4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2688" calcext:value-type="float">
            <text:p>12.36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4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2208" calcext:value-type="float">
            <text:p>12.33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4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5632" calcext:value-type="float">
            <text:p>12.29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4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1248" calcext:value-type="float">
            <text:p>12.27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4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9912" calcext:value-type="float">
            <text:p>12.24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4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6384" calcext:value-type="float">
            <text:p>12.21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248" calcext:value-type="float">
            <text:p>12.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4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8576" calcext:value-type="float">
            <text:p>12.22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4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676" calcext:value-type="float">
            <text:p>12.17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4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1896" calcext:value-type="float">
            <text:p>12.12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4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9224" calcext:value-type="float">
            <text:p>12.07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4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436" calcext:value-type="float">
            <text:p>12.02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4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5112" calcext:value-type="float">
            <text:p>11.94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4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0248" calcext:value-type="float">
            <text:p>11.89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4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148" calcext:value-type="float">
            <text:p>11.84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4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6616" calcext:value-type="float">
            <text:p>11.78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4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6992" calcext:value-type="float">
            <text:p>11.74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4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8224" calcext:value-type="float">
            <text:p>11.69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4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5552" calcext:value-type="float">
            <text:p>11.65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4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9832" calcext:value-type="float">
            <text:p>11.60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4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8016" calcext:value-type="float">
            <text:p>11.55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4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3152" calcext:value-type="float">
            <text:p>11.50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4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7432" calcext:value-type="float">
            <text:p>11.45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4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8664" calcext:value-type="float">
            <text:p>11.40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4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1232" calcext:value-type="float">
            <text:p>11.38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4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2464" calcext:value-type="float">
            <text:p>11.33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4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8456" calcext:value-type="float">
            <text:p>11.26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4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4928" calcext:value-type="float">
            <text:p>11.23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4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616" calcext:value-type="float">
            <text:p>11.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4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3488" calcext:value-type="float">
            <text:p>11.14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4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1672" calcext:value-type="float">
            <text:p>11.09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4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0336" calcext:value-type="float">
            <text:p>11.07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4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2904" calcext:value-type="float">
            <text:p>11.04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4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4992" calcext:value-type="float">
            <text:p>10.98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4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3656" calcext:value-type="float">
            <text:p>10.96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4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6704" calcext:value-type="float">
            <text:p>10.96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9544" calcext:value-type="float">
            <text:p>10.82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4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3448" calcext:value-type="float">
            <text:p>10.82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4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2112" calcext:value-type="float">
            <text:p>10.80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4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2112" calcext:value-type="float">
            <text:p>10.80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4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04" calcext:value-type="float">
            <text:p>10.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4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6496" calcext:value-type="float">
            <text:p>10.82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4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4784" calcext:value-type="float">
            <text:p>10.84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4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3072" calcext:value-type="float">
            <text:p>10.86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4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3552" calcext:value-type="float">
            <text:p>10.89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4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6224" calcext:value-type="float">
            <text:p>10.93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4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804" calcext:value-type="float">
            <text:p>10.98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4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5096" calcext:value-type="float">
            <text:p>11.05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4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1296" calcext:value-type="float">
            <text:p>11.13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4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4448" calcext:value-type="float">
            <text:p>11.20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4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6264" calcext:value-type="float">
            <text:p>11.25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4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3696" calcext:value-type="float">
            <text:p>11.28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4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332" calcext:value-type="float">
            <text:p>11.32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4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5992" calcext:value-type="float">
            <text:p>11.36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4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476" calcext:value-type="float">
            <text:p>11.41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4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2192" calcext:value-type="float">
            <text:p>11.44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4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4384" calcext:value-type="float">
            <text:p>11.45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4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048" calcext:value-type="float">
            <text:p>11.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4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9624" calcext:value-type="float">
            <text:p>11.46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4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4384" calcext:value-type="float">
            <text:p>11.45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4-05-07 13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6952" calcext:value-type="float">
            <text:p>11.42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4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5616" calcext:value-type="float">
            <text:p>11.40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4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0376" calcext:value-type="float">
            <text:p>11.39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4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6472" calcext:value-type="float">
            <text:p>11.39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4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5136" calcext:value-type="float">
            <text:p>11.37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4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0272" calcext:value-type="float">
            <text:p>11.32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4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6744" calcext:value-type="float">
            <text:p>11.28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6264" calcext:value-type="float">
            <text:p>11.25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4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712" calcext:value-type="float">
            <text:p>11.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4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6264" calcext:value-type="float">
            <text:p>11.25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4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1024" calcext:value-type="float">
            <text:p>11.24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4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7496" calcext:value-type="float">
            <text:p>11.20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4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2256" calcext:value-type="float">
            <text:p>11.19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4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7016" calcext:value-type="float">
            <text:p>11.17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4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3968" calcext:value-type="float">
            <text:p>11.17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4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7016" calcext:value-type="float">
            <text:p>11.17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4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7872" calcext:value-type="float">
            <text:p>11.16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4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14" calcext:value-type="float">
            <text:p>11.20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4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188" calcext:value-type="float">
            <text:p>11.23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4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5408" calcext:value-type="float">
            <text:p>11.26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4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1128" calcext:value-type="float">
            <text:p>11.31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4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5136" calcext:value-type="float">
            <text:p>11.37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4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524" calcext:value-type="float">
            <text:p>11.44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4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4112" calcext:value-type="float">
            <text:p>11.56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4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7848" calcext:value-type="float">
            <text:p>11.73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4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6824" calcext:value-type="float">
            <text:p>11.92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4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8368" calcext:value-type="float">
            <text:p>12.08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4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4296" calcext:value-type="float">
            <text:p>12.27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4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5632" calcext:value-type="float">
            <text:p>12.29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4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1728" calcext:value-type="float">
            <text:p>12.30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4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9536" calcext:value-type="float">
            <text:p>12.28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4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6488" calcext:value-type="float">
            <text:p>12.28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4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344" calcext:value-type="float">
            <text:p>12.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4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4296" calcext:value-type="float">
            <text:p>12.27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4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9056" calcext:value-type="float">
            <text:p>12.25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4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1248" calcext:value-type="float">
            <text:p>12.27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4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0392" calcext:value-type="float">
            <text:p>12.28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344" calcext:value-type="float">
            <text:p>12.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4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9536" calcext:value-type="float">
            <text:p>12.28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4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1728" calcext:value-type="float">
            <text:p>12.30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4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4776" calcext:value-type="float">
            <text:p>12.30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4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7824" calcext:value-type="float">
            <text:p>12.30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4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392" calcext:value-type="float">
            <text:p>12.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4-03-25 12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44" calcext:value-type="float">
            <text:p>12.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4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964" calcext:value-type="float">
            <text:p>12.35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4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964" calcext:value-type="float">
            <text:p>12.35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4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7928" calcext:value-type="float">
            <text:p>12.37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4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4504" calcext:value-type="float">
            <text:p>12.41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4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8888" calcext:value-type="float">
            <text:p>12.43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4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8512" calcext:value-type="float">
            <text:p>12.47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4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5088" calcext:value-type="float">
            <text:p>12.51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4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4712" calcext:value-type="float">
            <text:p>12.55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4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9576" calcext:value-type="float">
            <text:p>12.60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4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444" calcext:value-type="float">
            <text:p>12.66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4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6256" calcext:value-type="float">
            <text:p>12.71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4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8928" calcext:value-type="float">
            <text:p>12.75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4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4648" calcext:value-type="float">
            <text:p>12.80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4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0368" calcext:value-type="float">
            <text:p>12.85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4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3896" calcext:value-type="float">
            <text:p>12.88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4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9136" calcext:value-type="float">
            <text:p>12.89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4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7424" calcext:value-type="float">
            <text:p>12.91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4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6568" calcext:value-type="float">
            <text:p>12.92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4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352" calcext:value-type="float">
            <text:p>12.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4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9616" calcext:value-type="float">
            <text:p>12.92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4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876" calcext:value-type="float">
            <text:p>12.93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4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5712" calcext:value-type="float">
            <text:p>12.93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4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5712" calcext:value-type="float">
            <text:p>12.93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4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1808" calcext:value-type="float">
            <text:p>12.94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4" calcext:value-type="float">
            <text:p>12.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4856" calcext:value-type="float">
            <text:p>12.94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4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4856" calcext:value-type="float">
            <text:p>12.94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4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6192" calcext:value-type="float">
            <text:p>12.96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4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0576" calcext:value-type="float">
            <text:p>12.99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4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496" calcext:value-type="float">
            <text:p>13.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4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9344" calcext:value-type="float">
            <text:p>13.03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4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116" calcext:value-type="float">
            <text:p>13.09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4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9072" calcext:value-type="float">
            <text:p>13.14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4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9552" calcext:value-type="float">
            <text:p>13.17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4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0032" calcext:value-type="float">
            <text:p>13.21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4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6608" calcext:value-type="float">
            <text:p>13.24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4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6232" calcext:value-type="float">
            <text:p>13.28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4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5856" calcext:value-type="float">
            <text:p>13.32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4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8528" calcext:value-type="float">
            <text:p>13.36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4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8152" calcext:value-type="float">
            <text:p>13.40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4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4728" calcext:value-type="float">
            <text:p>13.44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4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7776" calcext:value-type="float">
            <text:p>13.44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4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692" calcext:value-type="float">
            <text:p>13.45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4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9968" calcext:value-type="float">
            <text:p>13.45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4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9112" calcext:value-type="float">
            <text:p>13.46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4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8256" calcext:value-type="float">
            <text:p>13.47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4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8256" calcext:value-type="float">
            <text:p>13.47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4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1304" calcext:value-type="float">
            <text:p>13.48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4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3496" calcext:value-type="float">
            <text:p>13.49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4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8736" calcext:value-type="float">
            <text:p>13.50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4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5312" calcext:value-type="float">
            <text:p>13.54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4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2744" calcext:value-type="float">
            <text:p>13.57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4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408" calcext:value-type="float">
            <text:p>13.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2368" calcext:value-type="float">
            <text:p>13.61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4-01-30 13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0656" calcext:value-type="float">
            <text:p>13.63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4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8088" calcext:value-type="float">
            <text:p>13.65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4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028" calcext:value-type="float">
            <text:p>13.67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4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028" calcext:value-type="float">
            <text:p>13.67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4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9424" calcext:value-type="float">
            <text:p>13.67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4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6376" calcext:value-type="float">
            <text:p>13.67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4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6376" calcext:value-type="float">
            <text:p>13.67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4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552" calcext:value-type="float">
            <text:p>13.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4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7712" calcext:value-type="float">
            <text:p>13.69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4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9048" calcext:value-type="float">
            <text:p>13.71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4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0384" calcext:value-type="float">
            <text:p>13.74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4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172" calcext:value-type="float">
            <text:p>13.76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4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5248" calcext:value-type="float">
            <text:p>13.79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4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792" calcext:value-type="float">
            <text:p>13.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4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2304" calcext:value-type="float">
            <text:p>13.86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4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2784" calcext:value-type="float">
            <text:p>13.89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4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2408" calcext:value-type="float">
            <text:p>13.93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4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2888" calcext:value-type="float">
            <text:p>13.96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4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1176" calcext:value-type="float">
            <text:p>13.98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4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3848" calcext:value-type="float">
            <text:p>14.02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4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128" calcext:value-type="float">
            <text:p>14.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4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8232" calcext:value-type="float">
            <text:p>14.04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4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2616" calcext:value-type="float">
            <text:p>14.07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4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176" calcext:value-type="float">
            <text:p>14.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4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9568" calcext:value-type="float">
            <text:p>14.06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4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8712" calcext:value-type="float">
            <text:p>14.07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4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176" calcext:value-type="float">
            <text:p>14.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4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176" calcext:value-type="float">
            <text:p>14.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4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0904" calcext:value-type="float">
            <text:p>14.09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4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0904" calcext:value-type="float">
            <text:p>14.09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7" calcext:value-type="float">
            <text:p>14.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3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7" calcext:value-type="float">
            <text:p>14.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3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0048" calcext:value-type="float">
            <text:p>14.10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3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7" calcext:value-type="float">
            <text:p>14.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3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3096" calcext:value-type="float">
            <text:p>14.10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3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6144" calcext:value-type="float">
            <text:p>14.10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3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9192" calcext:value-type="float">
            <text:p>14.10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3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1384" calcext:value-type="float">
            <text:p>14.12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3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0528" calcext:value-type="float">
            <text:p>14.13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3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6624" calcext:value-type="float">
            <text:p>14.13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3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5768" calcext:value-type="float">
            <text:p>14.14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3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796" calcext:value-type="float">
            <text:p>14.15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3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4056" calcext:value-type="float">
            <text:p>14.16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3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4056" calcext:value-type="float">
            <text:p>14.16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3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7104" calcext:value-type="float">
            <text:p>14.16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3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844" calcext:value-type="float">
            <text:p>14.18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3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9776" calcext:value-type="float">
            <text:p>14.20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3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1112" calcext:value-type="float">
            <text:p>14.23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3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6352" calcext:value-type="float">
            <text:p>14.24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3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94" calcext:value-type="float">
            <text:p>14.24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3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3304" calcext:value-type="float">
            <text:p>14.24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3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8064" calcext:value-type="float">
            <text:p>14.22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3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7208" calcext:value-type="float">
            <text:p>14.23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3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7208" calcext:value-type="float">
            <text:p>14.23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3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0256" calcext:value-type="float">
            <text:p>14.24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3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3304" calcext:value-type="float">
            <text:p>14.24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3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0256" calcext:value-type="float">
            <text:p>14.24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3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0256" calcext:value-type="float">
            <text:p>14.24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3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7208" calcext:value-type="float">
            <text:p>14.23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3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0256" calcext:value-type="float">
            <text:p>14.24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3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0256" calcext:value-type="float">
            <text:p>14.24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0256" calcext:value-type="float">
            <text:p>14.24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3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6352" calcext:value-type="float">
            <text:p>14.24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3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6352" calcext:value-type="float">
            <text:p>14.24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3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6352" calcext:value-type="float">
            <text:p>14.24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3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3304" calcext:value-type="float">
            <text:p>14.24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3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94" calcext:value-type="float">
            <text:p>14.24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3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2448" calcext:value-type="float">
            <text:p>14.25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3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2448" calcext:value-type="float">
            <text:p>14.25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3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2448" calcext:value-type="float">
            <text:p>14.25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3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5496" calcext:value-type="float">
            <text:p>14.25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3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94" calcext:value-type="float">
            <text:p>14.24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3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0256" calcext:value-type="float">
            <text:p>14.24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3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416" calcext:value-type="float">
            <text:p>14.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3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1112" calcext:value-type="float">
            <text:p>14.23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3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7208" calcext:value-type="float">
            <text:p>14.23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3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7208" calcext:value-type="float">
            <text:p>14.23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3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0256" calcext:value-type="float">
            <text:p>14.24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3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0256" calcext:value-type="float">
            <text:p>14.24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3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0256" calcext:value-type="float">
            <text:p>14.24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3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7208" calcext:value-type="float">
            <text:p>14.23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3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7208" calcext:value-type="float">
            <text:p>14.23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3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3304" calcext:value-type="float">
            <text:p>14.24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3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0256" calcext:value-type="float">
            <text:p>14.24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3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2824" calcext:value-type="float">
            <text:p>14.21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3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0632" calcext:value-type="float">
            <text:p>14.20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3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6728" calcext:value-type="float">
            <text:p>14.20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3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0632" calcext:value-type="float">
            <text:p>14.20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3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9296" calcext:value-type="float">
            <text:p>14.17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3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6248" calcext:value-type="float">
            <text:p>14.17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3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6248" calcext:value-type="float">
            <text:p>14.17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6248" calcext:value-type="float">
            <text:p>14.17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3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4056" calcext:value-type="float">
            <text:p>14.16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3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9672" calcext:value-type="float">
            <text:p>14.13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3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5768" calcext:value-type="float">
            <text:p>14.14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3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6624" calcext:value-type="float">
            <text:p>14.13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3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6624" calcext:value-type="float">
            <text:p>14.13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3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748" calcext:value-type="float">
            <text:p>14.12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3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0528" calcext:value-type="float">
            <text:p>14.13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3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224" calcext:value-type="float">
            <text:p>14.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3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3096" calcext:value-type="float">
            <text:p>14.10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3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0904" calcext:value-type="float">
            <text:p>14.09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3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4808" calcext:value-type="float">
            <text:p>14.08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3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176" calcext:value-type="float">
            <text:p>14.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3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7856" calcext:value-type="float">
            <text:p>14.08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3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3952" calcext:value-type="float">
            <text:p>14.09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3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7" calcext:value-type="float">
            <text:p>14.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3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7" calcext:value-type="float">
            <text:p>14.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3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3096" calcext:value-type="float">
            <text:p>14.10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3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6144" calcext:value-type="float">
            <text:p>14.10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3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0048" calcext:value-type="float">
            <text:p>14.10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3-10-11 14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7" calcext:value-type="float">
            <text:p>14.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3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6144" calcext:value-type="float">
            <text:p>14.10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3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6144" calcext:value-type="float">
            <text:p>14.10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3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1384" calcext:value-type="float">
            <text:p>14.12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3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224" calcext:value-type="float">
            <text:p>14.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3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5288" calcext:value-type="float">
            <text:p>14.11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3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9192" calcext:value-type="float">
            <text:p>14.10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3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3952" calcext:value-type="float">
            <text:p>14.09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3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9568" calcext:value-type="float">
            <text:p>14.06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3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604" calcext:value-type="float">
            <text:p>14.03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3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9944" calcext:value-type="float">
            <text:p>14.02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5184" calcext:value-type="float">
            <text:p>14.04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3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6896" calcext:value-type="float">
            <text:p>14.02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3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1656" calcext:value-type="float">
            <text:p>14.01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3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6416" calcext:value-type="float">
            <text:p>13.99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3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2512" calcext:value-type="float">
            <text:p>14.00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3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2512" calcext:value-type="float">
            <text:p>14.00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3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6416" calcext:value-type="float">
            <text:p>13.99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3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8984" calcext:value-type="float">
            <text:p>13.96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3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984" calcext:value-type="float">
            <text:p>13.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3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3744" calcext:value-type="float">
            <text:p>13.95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3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3744" calcext:value-type="float">
            <text:p>13.95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3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6792" calcext:value-type="float">
            <text:p>13.95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3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6792" calcext:value-type="float">
            <text:p>13.95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3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6792" calcext:value-type="float">
            <text:p>13.95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3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2888" calcext:value-type="float">
            <text:p>13.96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3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984" calcext:value-type="float">
            <text:p>13.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3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0696" calcext:value-type="float">
            <text:p>13.95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3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8504" calcext:value-type="float">
            <text:p>13.93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3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936" calcext:value-type="float">
            <text:p>13.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3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412" calcext:value-type="float">
            <text:p>13.91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3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1928" calcext:value-type="float">
            <text:p>13.90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3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6688" calcext:value-type="float">
            <text:p>13.88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3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4496" calcext:value-type="float">
            <text:p>13.87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3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7544" calcext:value-type="float">
            <text:p>13.87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3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84" calcext:value-type="float">
            <text:p>13.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3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7064" calcext:value-type="float">
            <text:p>13.84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3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792" calcext:value-type="float">
            <text:p>13.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3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7064" calcext:value-type="float">
            <text:p>13.84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3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5352" calcext:value-type="float">
            <text:p>13.86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3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7544" calcext:value-type="float">
            <text:p>13.87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6688" calcext:value-type="float">
            <text:p>13.88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3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2784" calcext:value-type="float">
            <text:p>13.89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3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6312" calcext:value-type="float">
            <text:p>13.92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3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1072" calcext:value-type="float">
            <text:p>13.91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3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2784" calcext:value-type="float">
            <text:p>13.89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3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0592" calcext:value-type="float">
            <text:p>13.88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3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316" calcext:value-type="float">
            <text:p>13.85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3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5728" calcext:value-type="float">
            <text:p>13.82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3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9152" calcext:value-type="float">
            <text:p>13.78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3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3912" calcext:value-type="float">
            <text:p>13.77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3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9528" calcext:value-type="float">
            <text:p>13.74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3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2096" calcext:value-type="float">
            <text:p>13.72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3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7712" calcext:value-type="float">
            <text:p>13.69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3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9424" calcext:value-type="float">
            <text:p>13.67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3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98" calcext:value-type="float">
            <text:p>13.63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3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932" calcext:value-type="float">
            <text:p>13.60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3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408" calcext:value-type="float">
            <text:p>13.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3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884" calcext:value-type="float">
            <text:p>13.57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3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7504" calcext:value-type="float">
            <text:p>13.55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3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788" calcext:value-type="float">
            <text:p>13.51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3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74" calcext:value-type="float">
            <text:p>13.48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3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3016" calcext:value-type="float">
            <text:p>13.46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3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4248" calcext:value-type="float">
            <text:p>13.41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3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2912" calcext:value-type="float">
            <text:p>13.39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3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2912" calcext:value-type="float">
            <text:p>13.39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3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1576" calcext:value-type="float">
            <text:p>13.37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3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8048" calcext:value-type="float">
            <text:p>13.33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3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2328" calcext:value-type="float">
            <text:p>13.29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3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404" calcext:value-type="float">
            <text:p>13.27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3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356" calcext:value-type="float">
            <text:p>13.24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3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832" calcext:value-type="float">
            <text:p>13.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3456" calcext:value-type="float">
            <text:p>13.17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3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1264" calcext:value-type="float">
            <text:p>13.16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3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9928" calcext:value-type="float">
            <text:p>13.13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3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4688" calcext:value-type="float">
            <text:p>13.12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3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8968" calcext:value-type="float">
            <text:p>13.07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3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2392" calcext:value-type="float">
            <text:p>13.04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3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5816" calcext:value-type="float">
            <text:p>13.00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3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0096" calcext:value-type="float">
            <text:p>12.96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3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5712" calcext:value-type="float">
            <text:p>12.93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3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7048" calcext:value-type="float">
            <text:p>12.95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3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0472" calcext:value-type="float">
            <text:p>12.92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3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1328" calcext:value-type="float">
            <text:p>12.91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3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304" calcext:value-type="float">
            <text:p>12.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3-07-18 12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9408" calcext:value-type="float">
            <text:p>12.78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3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112" calcext:value-type="float">
            <text:p>12.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3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9408" calcext:value-type="float">
            <text:p>12.78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3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588" calcext:value-type="float">
            <text:p>12.75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3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588" calcext:value-type="float">
            <text:p>12.75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3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4168" calcext:value-type="float">
            <text:p>12.77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3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636" calcext:value-type="float">
            <text:p>12.78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3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6736" calcext:value-type="float">
            <text:p>12.74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3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064" calcext:value-type="float">
            <text:p>12.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3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1976" calcext:value-type="float">
            <text:p>12.76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3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1976" calcext:value-type="float">
            <text:p>12.76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3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6736" calcext:value-type="float">
            <text:p>12.74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3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9784" calcext:value-type="float">
            <text:p>12.74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3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8072" calcext:value-type="float">
            <text:p>12.76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3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7216" calcext:value-type="float">
            <text:p>12.77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3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0264" calcext:value-type="float">
            <text:p>12.78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3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3312" calcext:value-type="float">
            <text:p>12.78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3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16" calcext:value-type="float">
            <text:p>12.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2456" calcext:value-type="float">
            <text:p>12.79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3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9408" calcext:value-type="float">
            <text:p>12.78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3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8552" calcext:value-type="float">
            <text:p>12.79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3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0744" calcext:value-type="float">
            <text:p>12.81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3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5984" calcext:value-type="float">
            <text:p>12.82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3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6464" calcext:value-type="float">
            <text:p>12.85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3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9992" calcext:value-type="float">
            <text:p>12.88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3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6568" calcext:value-type="float">
            <text:p>12.92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3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0096" calcext:value-type="float">
            <text:p>12.96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3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3624" calcext:value-type="float">
            <text:p>12.99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3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9344" calcext:value-type="float">
            <text:p>13.03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3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2016" calcext:value-type="float">
            <text:p>13.08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3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3832" calcext:value-type="float">
            <text:p>13.13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3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1744" calcext:value-type="float">
            <text:p>13.19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3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1848" calcext:value-type="float">
            <text:p>13.26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3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5856" calcext:value-type="float">
            <text:p>13.32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3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8528" calcext:value-type="float">
            <text:p>13.36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3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3768" calcext:value-type="float">
            <text:p>13.38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3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2912" calcext:value-type="float">
            <text:p>13.39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3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2056" calcext:value-type="float">
            <text:p>13.40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3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6816" calcext:value-type="float">
            <text:p>13.38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3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6336" calcext:value-type="float">
            <text:p>13.35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3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1952" calcext:value-type="float">
            <text:p>13.33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3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3664" calcext:value-type="float">
            <text:p>13.31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3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928" calcext:value-type="float">
            <text:p>13.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3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3184" calcext:value-type="float">
            <text:p>13.28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3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1848" calcext:value-type="float">
            <text:p>13.26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3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356" calcext:value-type="float">
            <text:p>13.24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3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4416" calcext:value-type="float">
            <text:p>13.23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3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5272" calcext:value-type="float">
            <text:p>13.22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0032" calcext:value-type="float">
            <text:p>13.21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3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784" calcext:value-type="float">
            <text:p>13.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3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4312" calcext:value-type="float">
            <text:p>13.16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3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0408" calcext:value-type="float">
            <text:p>13.17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3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8216" calcext:value-type="float">
            <text:p>13.15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3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6024" calcext:value-type="float">
            <text:p>13.14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3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6024" calcext:value-type="float">
            <text:p>13.14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3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5168" calcext:value-type="float">
            <text:p>13.15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3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3456" calcext:value-type="float">
            <text:p>13.17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3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5648" calcext:value-type="float">
            <text:p>13.18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3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0888" calcext:value-type="float">
            <text:p>13.20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3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6984" calcext:value-type="float">
            <text:p>13.20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3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4792" calcext:value-type="float">
            <text:p>13.19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3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6504" calcext:value-type="float">
            <text:p>13.17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3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8216" calcext:value-type="float">
            <text:p>13.15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3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5168" calcext:value-type="float">
            <text:p>13.15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3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8216" calcext:value-type="float">
            <text:p>13.15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3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8216" calcext:value-type="float">
            <text:p>13.15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3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4312" calcext:value-type="float">
            <text:p>13.16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3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26" calcext:value-type="float">
            <text:p>13.18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3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8216" calcext:value-type="float">
            <text:p>13.15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3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3832" calcext:value-type="float">
            <text:p>13.13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3-05-09 12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9448" calcext:value-type="float">
            <text:p>13.10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3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4208" calcext:value-type="float">
            <text:p>13.09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3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4208" calcext:value-type="float">
            <text:p>13.09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3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9824" calcext:value-type="float">
            <text:p>13.06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3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8488" calcext:value-type="float">
            <text:p>13.04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3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6296" calcext:value-type="float">
            <text:p>13.03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3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2768" calcext:value-type="float">
            <text:p>13.00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3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0576" calcext:value-type="float">
            <text:p>12.99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3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2288" calcext:value-type="float">
            <text:p>12.97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4" calcext:value-type="float">
            <text:p>12.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3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0952" calcext:value-type="float">
            <text:p>12.95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3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0952" calcext:value-type="float">
            <text:p>12.95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3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4" calcext:value-type="float">
            <text:p>12.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3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0096" calcext:value-type="float">
            <text:p>12.96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3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0472" calcext:value-type="float">
            <text:p>12.92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3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9136" calcext:value-type="float">
            <text:p>12.89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3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4752" calcext:value-type="float">
            <text:p>12.87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3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732" calcext:value-type="float">
            <text:p>12.84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3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8176" calcext:value-type="float">
            <text:p>12.83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3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1224" calcext:value-type="float">
            <text:p>12.84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3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3792" calcext:value-type="float">
            <text:p>12.81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3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5504" calcext:value-type="float">
            <text:p>12.79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3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0264" calcext:value-type="float">
            <text:p>12.78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3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4168" calcext:value-type="float">
            <text:p>12.77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3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4168" calcext:value-type="float">
            <text:p>12.77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3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8072" calcext:value-type="float">
            <text:p>12.76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3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1976" calcext:value-type="float">
            <text:p>12.76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3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8072" calcext:value-type="float">
            <text:p>12.76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3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8072" calcext:value-type="float">
            <text:p>12.76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3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4168" calcext:value-type="float">
            <text:p>12.77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3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3312" calcext:value-type="float">
            <text:p>12.78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3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5504" calcext:value-type="float">
            <text:p>12.79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3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684" calcext:value-type="float">
            <text:p>12.81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3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732" calcext:value-type="float">
            <text:p>12.84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3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4752" calcext:value-type="float">
            <text:p>12.87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3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5232" calcext:value-type="float">
            <text:p>12.90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3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5712" calcext:value-type="float">
            <text:p>12.93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3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924" calcext:value-type="float">
            <text:p>12.96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3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6672" calcext:value-type="float">
            <text:p>12.99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7152" calcext:value-type="float">
            <text:p>13.02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3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7632" calcext:value-type="float">
            <text:p>13.05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3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2016" calcext:value-type="float">
            <text:p>13.08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3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116" calcext:value-type="float">
            <text:p>13.09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3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116" calcext:value-type="float">
            <text:p>13.09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3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5064" calcext:value-type="float">
            <text:p>13.08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3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8968" calcext:value-type="float">
            <text:p>13.07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3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8968" calcext:value-type="float">
            <text:p>13.07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3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7256" calcext:value-type="float">
            <text:p>13.09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3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592" calcext:value-type="float">
            <text:p>13.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3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2872" calcext:value-type="float">
            <text:p>13.07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3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2016" calcext:value-type="float">
            <text:p>13.08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3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4208" calcext:value-type="float">
            <text:p>13.09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3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3352" calcext:value-type="float">
            <text:p>13.10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3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64" calcext:value-type="float">
            <text:p>13.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3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3832" calcext:value-type="float">
            <text:p>13.13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3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212" calcext:value-type="float">
            <text:p>13.15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3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1264" calcext:value-type="float">
            <text:p>13.16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3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5168" calcext:value-type="float">
            <text:p>13.15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3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6024" calcext:value-type="float">
            <text:p>13.14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3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5168" calcext:value-type="float">
            <text:p>13.15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3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0784" calcext:value-type="float">
            <text:p>13.13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3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3832" calcext:value-type="float">
            <text:p>13.13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3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0784" calcext:value-type="float">
            <text:p>13.13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3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5544" calcext:value-type="float">
            <text:p>13.11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3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164" calcext:value-type="float">
            <text:p>13.12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3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0784" calcext:value-type="float">
            <text:p>13.13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3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64" calcext:value-type="float">
            <text:p>13.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3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592" calcext:value-type="float">
            <text:p>13.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3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5064" calcext:value-type="float">
            <text:p>13.08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3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116" calcext:value-type="float">
            <text:p>13.09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4208" calcext:value-type="float">
            <text:p>13.09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3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2016" calcext:value-type="float">
            <text:p>13.08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3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8968" calcext:value-type="float">
            <text:p>13.07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3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116" calcext:value-type="float">
            <text:p>13.09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3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116" calcext:value-type="float">
            <text:p>13.09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3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2016" calcext:value-type="float">
            <text:p>13.08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3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2872" calcext:value-type="float">
            <text:p>13.07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3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592" calcext:value-type="float">
            <text:p>13.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3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2872" calcext:value-type="float">
            <text:p>13.07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3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8112" calcext:value-type="float">
            <text:p>13.08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3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5544" calcext:value-type="float">
            <text:p>13.11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3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7736" calcext:value-type="float">
            <text:p>13.12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3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9072" calcext:value-type="float">
            <text:p>13.14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3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9552" calcext:value-type="float">
            <text:p>13.17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3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0888" calcext:value-type="float">
            <text:p>13.20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3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5272" calcext:value-type="float">
            <text:p>13.22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3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356" calcext:value-type="float">
            <text:p>13.24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3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88" calcext:value-type="float">
            <text:p>13.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3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928" calcext:value-type="float">
            <text:p>13.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3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0616" calcext:value-type="float">
            <text:p>13.31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3-02-08 20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1952" calcext:value-type="float">
            <text:p>13.33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3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9384" calcext:value-type="float">
            <text:p>13.35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3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3768" calcext:value-type="float">
            <text:p>13.38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3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8152" calcext:value-type="float">
            <text:p>13.40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3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4728" calcext:value-type="float">
            <text:p>13.44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3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9112" calcext:value-type="float">
            <text:p>13.46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3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74" calcext:value-type="float">
            <text:p>13.48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3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788" calcext:value-type="float">
            <text:p>13.51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2264" calcext:value-type="float">
            <text:p>13.54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3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6648" calcext:value-type="float">
            <text:p>13.56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3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1032" calcext:value-type="float">
            <text:p>13.59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3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1512" calcext:value-type="float">
            <text:p>13.62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3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5896" calcext:value-type="float">
            <text:p>13.64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3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7232" calcext:value-type="float">
            <text:p>13.66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3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028" calcext:value-type="float">
            <text:p>13.67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3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4664" calcext:value-type="float">
            <text:p>13.69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3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6" calcext:value-type="float">
            <text:p>13.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3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9904" calcext:value-type="float">
            <text:p>13.70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3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9048" calcext:value-type="float">
            <text:p>13.71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3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9048" calcext:value-type="float">
            <text:p>13.71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3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2952" calcext:value-type="float">
            <text:p>13.71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3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2952" calcext:value-type="float">
            <text:p>13.71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3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6" calcext:value-type="float">
            <text:p>13.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3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8192" calcext:value-type="float">
            <text:p>13.72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3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124" calcext:value-type="float">
            <text:p>13.73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3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7336" calcext:value-type="float">
            <text:p>13.73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3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648" calcext:value-type="float">
            <text:p>13.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3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172" calcext:value-type="float">
            <text:p>13.76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3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9152" calcext:value-type="float">
            <text:p>13.78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3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3536" calcext:value-type="float">
            <text:p>13.81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3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4872" calcext:value-type="float">
            <text:p>13.83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3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9256" calcext:value-type="float">
            <text:p>13.85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3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6688" calcext:value-type="float">
            <text:p>13.88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3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4976" calcext:value-type="float">
            <text:p>13.90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3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1072" calcext:value-type="float">
            <text:p>13.91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3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4976" calcext:value-type="float">
            <text:p>13.90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3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1928" calcext:value-type="float">
            <text:p>13.90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3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4976" calcext:value-type="float">
            <text:p>13.90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3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888" calcext:value-type="float">
            <text:p>13.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9736" calcext:value-type="float">
            <text:p>13.88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2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2784" calcext:value-type="float">
            <text:p>13.89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2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1928" calcext:value-type="float">
            <text:p>13.90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2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6688" calcext:value-type="float">
            <text:p>13.88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2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84" calcext:value-type="float">
            <text:p>13.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2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5352" calcext:value-type="float">
            <text:p>13.86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2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5352" calcext:value-type="float">
            <text:p>13.86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2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5352" calcext:value-type="float">
            <text:p>13.86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2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316" calcext:value-type="float">
            <text:p>13.85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2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0968" calcext:value-type="float">
            <text:p>13.84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2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0112" calcext:value-type="float">
            <text:p>13.85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2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316" calcext:value-type="float">
            <text:p>13.85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2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6208" calcext:value-type="float">
            <text:p>13.85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2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0112" calcext:value-type="float">
            <text:p>13.85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2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0968" calcext:value-type="float">
            <text:p>13.84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2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4016" calcext:value-type="float">
            <text:p>13.84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2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4872" calcext:value-type="float">
            <text:p>13.83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2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1824" calcext:value-type="float">
            <text:p>13.83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2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0968" calcext:value-type="float">
            <text:p>13.84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2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4872" calcext:value-type="float">
            <text:p>13.83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2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792" calcext:value-type="float">
            <text:p>13.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2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7064" calcext:value-type="float">
            <text:p>13.84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2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4872" calcext:value-type="float">
            <text:p>13.83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2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8776" calcext:value-type="float">
            <text:p>13.82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2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0968" calcext:value-type="float">
            <text:p>13.84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2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9256" calcext:value-type="float">
            <text:p>13.85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2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4496" calcext:value-type="float">
            <text:p>13.87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2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5832" calcext:value-type="float">
            <text:p>13.89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2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7168" calcext:value-type="float">
            <text:p>13.91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2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2408" calcext:value-type="float">
            <text:p>13.93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2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7648" calcext:value-type="float">
            <text:p>13.94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7648" calcext:value-type="float">
            <text:p>13.94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2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46" calcext:value-type="float">
            <text:p>13.94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2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1552" calcext:value-type="float">
            <text:p>13.94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2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2408" calcext:value-type="float">
            <text:p>13.93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2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2408" calcext:value-type="float">
            <text:p>13.93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2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2408" calcext:value-type="float">
            <text:p>13.93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2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936" calcext:value-type="float">
            <text:p>13.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2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936" calcext:value-type="float">
            <text:p>13.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2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6312" calcext:value-type="float">
            <text:p>13.92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2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0216" calcext:value-type="float">
            <text:p>13.92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2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7168" calcext:value-type="float">
            <text:p>13.91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2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412" calcext:value-type="float">
            <text:p>13.91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2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412" calcext:value-type="float">
            <text:p>13.91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2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412" calcext:value-type="float">
            <text:p>13.91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2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412" calcext:value-type="float">
            <text:p>13.91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2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8024" calcext:value-type="float">
            <text:p>13.90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2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412" calcext:value-type="float">
            <text:p>13.91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2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412" calcext:value-type="float">
            <text:p>13.91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2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1928" calcext:value-type="float">
            <text:p>13.90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2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6688" calcext:value-type="float">
            <text:p>13.88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2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7544" calcext:value-type="float">
            <text:p>13.87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2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1928" calcext:value-type="float">
            <text:p>13.90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2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1072" calcext:value-type="float">
            <text:p>13.91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2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6312" calcext:value-type="float">
            <text:p>13.92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2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3264" calcext:value-type="float">
            <text:p>13.92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2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412" calcext:value-type="float">
            <text:p>13.91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2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3264" calcext:value-type="float">
            <text:p>13.92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2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3264" calcext:value-type="float">
            <text:p>13.92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2-11-02 13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5456" calcext:value-type="float">
            <text:p>13.93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2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7168" calcext:value-type="float">
            <text:p>13.91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4976" calcext:value-type="float">
            <text:p>13.90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2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1928" calcext:value-type="float">
            <text:p>13.90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2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1928" calcext:value-type="float">
            <text:p>13.90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2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888" calcext:value-type="float">
            <text:p>13.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2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5832" calcext:value-type="float">
            <text:p>13.89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2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0592" calcext:value-type="float">
            <text:p>13.88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2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4496" calcext:value-type="float">
            <text:p>13.87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2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0592" calcext:value-type="float">
            <text:p>13.88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2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364" calcext:value-type="float">
            <text:p>13.88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2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364" calcext:value-type="float">
            <text:p>13.88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2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6688" calcext:value-type="float">
            <text:p>13.88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2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4496" calcext:value-type="float">
            <text:p>13.87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2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6208" calcext:value-type="float">
            <text:p>13.85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2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7064" calcext:value-type="float">
            <text:p>13.84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2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0968" calcext:value-type="float">
            <text:p>13.84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2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0112" calcext:value-type="float">
            <text:p>13.85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2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6208" calcext:value-type="float">
            <text:p>13.85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2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6208" calcext:value-type="float">
            <text:p>13.85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2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7064" calcext:value-type="float">
            <text:p>13.84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2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9256" calcext:value-type="float">
            <text:p>13.85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2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5352" calcext:value-type="float">
            <text:p>13.86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2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2304" calcext:value-type="float">
            <text:p>13.86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2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0592" calcext:value-type="float">
            <text:p>13.88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2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2304" calcext:value-type="float">
            <text:p>13.86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2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2304" calcext:value-type="float">
            <text:p>13.86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2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5352" calcext:value-type="float">
            <text:p>13.86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2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6208" calcext:value-type="float">
            <text:p>13.85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2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9632" calcext:value-type="float">
            <text:p>13.81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2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0488" calcext:value-type="float">
            <text:p>13.81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2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8296" calcext:value-type="float">
            <text:p>13.79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2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1344" calcext:value-type="float">
            <text:p>13.80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9632" calcext:value-type="float">
            <text:p>13.81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2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8672" calcext:value-type="float">
            <text:p>13.75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2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124" calcext:value-type="float">
            <text:p>13.73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2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2576" calcext:value-type="float">
            <text:p>13.75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2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3432" calcext:value-type="float">
            <text:p>13.74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2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2952" calcext:value-type="float">
            <text:p>13.71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2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7712" calcext:value-type="float">
            <text:p>13.69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2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9904" calcext:value-type="float">
            <text:p>13.70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2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552" calcext:value-type="float">
            <text:p>13.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2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1992" calcext:value-type="float">
            <text:p>13.65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2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5896" calcext:value-type="float">
            <text:p>13.64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2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8464" calcext:value-type="float">
            <text:p>13.61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2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6272" calcext:value-type="float">
            <text:p>13.60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2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5416" calcext:value-type="float">
            <text:p>13.61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2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7608" calcext:value-type="float">
            <text:p>13.62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2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7984" calcext:value-type="float">
            <text:p>13.58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2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9696" calcext:value-type="float">
            <text:p>13.56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2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5792" calcext:value-type="float">
            <text:p>13.57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2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1888" calcext:value-type="float">
            <text:p>13.58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2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7128" calcext:value-type="float">
            <text:p>13.59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2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932" calcext:value-type="float">
            <text:p>13.60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2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8464" calcext:value-type="float">
            <text:p>13.61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2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2368" calcext:value-type="float">
            <text:p>13.61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2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456" calcext:value-type="float">
            <text:p>13.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2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98" calcext:value-type="float">
            <text:p>13.63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2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8944" calcext:value-type="float">
            <text:p>13.64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2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1136" calcext:value-type="float">
            <text:p>13.66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2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9424" calcext:value-type="float">
            <text:p>13.67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2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076" calcext:value-type="float">
            <text:p>13.70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2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3808" calcext:value-type="float">
            <text:p>13.70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8192" calcext:value-type="float">
            <text:p>13.72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2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2952" calcext:value-type="float">
            <text:p>13.71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2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1616" calcext:value-type="float">
            <text:p>13.69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2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3808" calcext:value-type="float">
            <text:p>13.70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2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6" calcext:value-type="float">
            <text:p>13.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2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124" calcext:value-type="float">
            <text:p>13.73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2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648" calcext:value-type="float">
            <text:p>13.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2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5624" calcext:value-type="float">
            <text:p>13.75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2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22" calcext:value-type="float">
            <text:p>13.79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2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7336" calcext:value-type="float">
            <text:p>13.73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2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9048" calcext:value-type="float">
            <text:p>13.71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2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7336" calcext:value-type="float">
            <text:p>13.73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2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2576" calcext:value-type="float">
            <text:p>13.75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2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6104" calcext:value-type="float">
            <text:p>13.78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2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0488" calcext:value-type="float">
            <text:p>13.81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2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7816" calcext:value-type="float">
            <text:p>13.76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2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3432" calcext:value-type="float">
            <text:p>13.74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2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4664" calcext:value-type="float">
            <text:p>13.69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2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6376" calcext:value-type="float">
            <text:p>13.67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2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1616" calcext:value-type="float">
            <text:p>13.69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2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6856" calcext:value-type="float">
            <text:p>13.70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2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124" calcext:value-type="float">
            <text:p>13.73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2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172" calcext:value-type="float">
            <text:p>13.76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2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8672" calcext:value-type="float">
            <text:p>13.75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2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3432" calcext:value-type="float">
            <text:p>13.74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2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9528" calcext:value-type="float">
            <text:p>13.74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2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5144" calcext:value-type="float">
            <text:p>13.72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2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4664" calcext:value-type="float">
            <text:p>13.69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2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504" calcext:value-type="float">
            <text:p>13.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2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1512" calcext:value-type="float">
            <text:p>13.62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2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1512" calcext:value-type="float">
            <text:p>13.62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4936" calcext:value-type="float">
            <text:p>13.58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2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6648" calcext:value-type="float">
            <text:p>13.56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2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9216" calcext:value-type="float">
            <text:p>13.53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2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0928" calcext:value-type="float">
            <text:p>13.52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2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264" calcext:value-type="float">
            <text:p>13.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2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3872" calcext:value-type="float">
            <text:p>13.45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2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8632" calcext:value-type="float">
            <text:p>13.43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2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168" calcext:value-type="float">
            <text:p>13.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2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2536" calcext:value-type="float">
            <text:p>13.43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2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2536" calcext:value-type="float">
            <text:p>13.43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2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4728" calcext:value-type="float">
            <text:p>13.44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2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9112" calcext:value-type="float">
            <text:p>13.46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2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5208" calcext:value-type="float">
            <text:p>13.47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2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168" calcext:value-type="float">
            <text:p>13.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2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2536" calcext:value-type="float">
            <text:p>13.43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2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4728" calcext:value-type="float">
            <text:p>13.44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2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692" calcext:value-type="float">
            <text:p>13.45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2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692" calcext:value-type="float">
            <text:p>13.45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2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6064" calcext:value-type="float">
            <text:p>13.46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2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1304" calcext:value-type="float">
            <text:p>13.48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2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8736" calcext:value-type="float">
            <text:p>13.50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2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0928" calcext:value-type="float">
            <text:p>13.52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2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312" calcext:value-type="float">
            <text:p>13.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2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6544" calcext:value-type="float">
            <text:p>13.49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2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9488" calcext:value-type="float">
            <text:p>13.42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2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12" calcext:value-type="float">
            <text:p>13.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2-07-05 14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9864" calcext:value-type="float">
            <text:p>13.38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2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2912" calcext:value-type="float">
            <text:p>13.39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2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8152" calcext:value-type="float">
            <text:p>13.40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2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9864" calcext:value-type="float">
            <text:p>13.38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2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024" calcext:value-type="float">
            <text:p>13.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1952" calcext:value-type="float">
            <text:p>13.33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2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7568" calcext:value-type="float">
            <text:p>13.30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2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404" calcext:value-type="float">
            <text:p>13.27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2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5752" calcext:value-type="float">
            <text:p>13.25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2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1368" calcext:value-type="float">
            <text:p>13.23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2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6984" calcext:value-type="float">
            <text:p>13.20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2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736" calcext:value-type="float">
            <text:p>13.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2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5544" calcext:value-type="float">
            <text:p>13.11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2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3352" calcext:value-type="float">
            <text:p>13.10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2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8968" calcext:value-type="float">
            <text:p>13.07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2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544" calcext:value-type="float">
            <text:p>13.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2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4104" calcext:value-type="float">
            <text:p>13.02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2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972" calcext:value-type="float">
            <text:p>12.99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2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924" calcext:value-type="float">
            <text:p>12.96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2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0952" calcext:value-type="float">
            <text:p>12.95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2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6192" calcext:value-type="float">
            <text:p>12.96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2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0472" calcext:value-type="float">
            <text:p>12.92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2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304" calcext:value-type="float">
            <text:p>12.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2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256" calcext:value-type="float">
            <text:p>12.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2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4272" calcext:value-type="float">
            <text:p>12.84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2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684" calcext:value-type="float">
            <text:p>12.81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2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16" calcext:value-type="float">
            <text:p>12.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2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5024" calcext:value-type="float">
            <text:p>12.76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2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064" calcext:value-type="float">
            <text:p>12.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2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54" calcext:value-type="float">
            <text:p>12.72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2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6256" calcext:value-type="float">
            <text:p>12.71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2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2352" calcext:value-type="float">
            <text:p>12.72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2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8824" calcext:value-type="float">
            <text:p>12.68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2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0536" calcext:value-type="float">
            <text:p>12.67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7008" calcext:value-type="float">
            <text:p>12.63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2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5672" calcext:value-type="float">
            <text:p>12.61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2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348" calcext:value-type="float">
            <text:p>12.60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2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9952" calcext:value-type="float">
            <text:p>12.56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2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1664" calcext:value-type="float">
            <text:p>12.55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2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1664" calcext:value-type="float">
            <text:p>12.55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2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1664" calcext:value-type="float">
            <text:p>12.55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2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8616" calcext:value-type="float">
            <text:p>12.54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2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9472" calcext:value-type="float">
            <text:p>12.53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2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9472" calcext:value-type="float">
            <text:p>12.53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2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728" calcext:value-type="float">
            <text:p>12.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2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0704" calcext:value-type="float">
            <text:p>12.49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2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4984" calcext:value-type="float">
            <text:p>12.44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2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06" calcext:value-type="float">
            <text:p>12.42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2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0976" calcext:value-type="float">
            <text:p>12.38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2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2208" calcext:value-type="float">
            <text:p>12.33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2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0016" calcext:value-type="float">
            <text:p>12.32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2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344" calcext:value-type="float">
            <text:p>12.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2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82" calcext:value-type="float">
            <text:p>12.26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2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8576" calcext:value-type="float">
            <text:p>12.22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2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4192" calcext:value-type="float">
            <text:p>12.20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2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5048" calcext:value-type="float">
            <text:p>12.19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2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9808" calcext:value-type="float">
            <text:p>12.17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2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628" calcext:value-type="float">
            <text:p>12.14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2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6656" calcext:value-type="float">
            <text:p>12.10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2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4944" calcext:value-type="float">
            <text:p>12.12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2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8848" calcext:value-type="float">
            <text:p>12.11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2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4464" calcext:value-type="float">
            <text:p>12.09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2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7032" calcext:value-type="float">
            <text:p>12.06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2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2648" calcext:value-type="float">
            <text:p>12.04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2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96" calcext:value-type="float">
            <text:p>12.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912" calcext:value-type="float">
            <text:p>12.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2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0832" calcext:value-type="float">
            <text:p>11.99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2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6448" calcext:value-type="float">
            <text:p>11.96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2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7304" calcext:value-type="float">
            <text:p>11.95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2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2064" calcext:value-type="float">
            <text:p>11.94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2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9872" calcext:value-type="float">
            <text:p>11.92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2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1584" calcext:value-type="float">
            <text:p>11.91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2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9392" calcext:value-type="float">
            <text:p>11.89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2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6344" calcext:value-type="float">
            <text:p>11.89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2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72" calcext:value-type="float">
            <text:p>11.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2-04-20 18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4152" calcext:value-type="float">
            <text:p>11.88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2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3296" calcext:value-type="float">
            <text:p>11.89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2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72" calcext:value-type="float">
            <text:p>11.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2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6344" calcext:value-type="float">
            <text:p>11.89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2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5488" calcext:value-type="float">
            <text:p>11.90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2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2064" calcext:value-type="float">
            <text:p>11.94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2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9496" calcext:value-type="float">
            <text:p>11.96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2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8264" calcext:value-type="float">
            <text:p>12.01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2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9224" calcext:value-type="float">
            <text:p>12.07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2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7992" calcext:value-type="float">
            <text:p>12.12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2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4568" calcext:value-type="float">
            <text:p>12.16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2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5904" calcext:value-type="float">
            <text:p>12.18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2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8096" calcext:value-type="float">
            <text:p>12.19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2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1144" calcext:value-type="float">
            <text:p>12.20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2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724" calcext:value-type="float">
            <text:p>12.20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2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0288" calcext:value-type="float">
            <text:p>12.21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2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248" calcext:value-type="float">
            <text:p>12.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2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248" calcext:value-type="float">
            <text:p>12.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2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5528" calcext:value-type="float">
            <text:p>12.22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2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248" calcext:value-type="float">
            <text:p>12.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8096" calcext:value-type="float">
            <text:p>12.19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2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4192" calcext:value-type="float">
            <text:p>12.20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2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9432" calcext:value-type="float">
            <text:p>12.21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2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3336" calcext:value-type="float">
            <text:p>12.21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2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3336" calcext:value-type="float">
            <text:p>12.21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2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3336" calcext:value-type="float">
            <text:p>12.21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2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6384" calcext:value-type="float">
            <text:p>12.21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2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248" calcext:value-type="float">
            <text:p>12.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2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9432" calcext:value-type="float">
            <text:p>12.21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2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772" calcext:value-type="float">
            <text:p>12.23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2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9056" calcext:value-type="float">
            <text:p>12.25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2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5152" calcext:value-type="float">
            <text:p>12.26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2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296" calcext:value-type="float">
            <text:p>12.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2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3816" calcext:value-type="float">
            <text:p>12.24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2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772" calcext:value-type="float">
            <text:p>12.23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2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248" calcext:value-type="float">
            <text:p>12.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2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8576" calcext:value-type="float">
            <text:p>12.22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2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772" calcext:value-type="float">
            <text:p>12.23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2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772" calcext:value-type="float">
            <text:p>12.23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2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4192" calcext:value-type="float">
            <text:p>12.20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2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9808" calcext:value-type="float">
            <text:p>12.17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2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9808" calcext:value-type="float">
            <text:p>12.17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2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152" calcext:value-type="float">
            <text:p>12.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2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8472" calcext:value-type="float">
            <text:p>12.15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2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8472" calcext:value-type="float">
            <text:p>12.15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2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7616" calcext:value-type="float">
            <text:p>12.16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2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3712" calcext:value-type="float">
            <text:p>12.17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2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2856" calcext:value-type="float">
            <text:p>12.18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2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0184" calcext:value-type="float">
            <text:p>12.14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2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58" calcext:value-type="float">
            <text:p>12.11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2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9704" calcext:value-type="float">
            <text:p>12.10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6656" calcext:value-type="float">
            <text:p>12.10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2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9704" calcext:value-type="float">
            <text:p>12.10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2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7136" calcext:value-type="float">
            <text:p>12.13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2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8848" calcext:value-type="float">
            <text:p>12.11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2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2272" calcext:value-type="float">
            <text:p>12.08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2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532" calcext:value-type="float">
            <text:p>12.08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2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1416" calcext:value-type="float">
            <text:p>12.09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2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9224" calcext:value-type="float">
            <text:p>12.07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2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3984" calcext:value-type="float">
            <text:p>12.06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2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7032" calcext:value-type="float">
            <text:p>12.06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2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1792" calcext:value-type="float">
            <text:p>12.05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2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1792" calcext:value-type="float">
            <text:p>12.05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2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2272" calcext:value-type="float">
            <text:p>12.08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2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9224" calcext:value-type="float">
            <text:p>12.07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2-02-14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3984" calcext:value-type="float">
            <text:p>12.06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2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008" calcext:value-type="float">
            <text:p>12.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2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532" calcext:value-type="float">
            <text:p>12.08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2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7512" calcext:value-type="float">
            <text:p>12.09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2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9704" calcext:value-type="float">
            <text:p>12.10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2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8848" calcext:value-type="float">
            <text:p>12.11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2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104" calcext:value-type="float">
            <text:p>12.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2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7136" calcext:value-type="float">
            <text:p>12.13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2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3232" calcext:value-type="float">
            <text:p>12.14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2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5424" calcext:value-type="float">
            <text:p>12.15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2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0184" calcext:value-type="float">
            <text:p>12.14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2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4088" calcext:value-type="float">
            <text:p>12.13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2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3232" calcext:value-type="float">
            <text:p>12.14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2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7616" calcext:value-type="float">
            <text:p>12.16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7136" calcext:value-type="float">
            <text:p>12.13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2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58" calcext:value-type="float">
            <text:p>12.11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2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4944" calcext:value-type="float">
            <text:p>12.12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2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2752" calcext:value-type="float">
            <text:p>12.11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2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7992" calcext:value-type="float">
            <text:p>12.12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2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104" calcext:value-type="float">
            <text:p>12.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2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7992" calcext:value-type="float">
            <text:p>12.12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2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104" calcext:value-type="float">
            <text:p>12.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2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628" calcext:value-type="float">
            <text:p>12.14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2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7616" calcext:value-type="float">
            <text:p>12.16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2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676" calcext:value-type="float">
            <text:p>12.17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2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9808" calcext:value-type="float">
            <text:p>12.17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2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8096" calcext:value-type="float">
            <text:p>12.19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2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6384" calcext:value-type="float">
            <text:p>12.21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2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6384" calcext:value-type="float">
            <text:p>12.21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2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1144" calcext:value-type="float">
            <text:p>12.20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2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5528" calcext:value-type="float">
            <text:p>12.22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2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4672" calcext:value-type="float">
            <text:p>12.23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2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6864" calcext:value-type="float">
            <text:p>12.24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2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4296" calcext:value-type="float">
            <text:p>12.27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2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1728" calcext:value-type="float">
            <text:p>12.30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2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392" calcext:value-type="float">
            <text:p>12.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2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2208" calcext:value-type="float">
            <text:p>12.33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2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2688" calcext:value-type="float">
            <text:p>12.36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2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1832" calcext:value-type="float">
            <text:p>12.37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2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8784" calcext:value-type="float">
            <text:p>12.36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2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3168" calcext:value-type="float">
            <text:p>12.39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2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2792" calcext:value-type="float">
            <text:p>12.43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2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8032" calcext:value-type="float">
            <text:p>12.44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2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3648" calcext:value-type="float">
            <text:p>12.42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2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6696" calcext:value-type="float">
            <text:p>12.42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3648" calcext:value-type="float">
            <text:p>12.42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1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4504" calcext:value-type="float">
            <text:p>12.41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1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8408" calcext:value-type="float">
            <text:p>12.40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1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9264" calcext:value-type="float">
            <text:p>12.39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1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9264" calcext:value-type="float">
            <text:p>12.39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1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6216" calcext:value-type="float">
            <text:p>12.39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1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012" calcext:value-type="float">
            <text:p>12.39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1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6216" calcext:value-type="float">
            <text:p>12.39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1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9264" calcext:value-type="float">
            <text:p>12.39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1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7072" calcext:value-type="float">
            <text:p>12.38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1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5736" calcext:value-type="float">
            <text:p>12.36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1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7928" calcext:value-type="float">
            <text:p>12.37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1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2688" calcext:value-type="float">
            <text:p>12.36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1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0496" calcext:value-type="float">
            <text:p>12.35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1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0496" calcext:value-type="float">
            <text:p>12.35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1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7448" calcext:value-type="float">
            <text:p>12.34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1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5256" calcext:value-type="float">
            <text:p>12.33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1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3064" calcext:value-type="float">
            <text:p>12.32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1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392" calcext:value-type="float">
            <text:p>12.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1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1728" calcext:value-type="float">
            <text:p>12.30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1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7344" calcext:value-type="float">
            <text:p>12.27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1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82" calcext:value-type="float">
            <text:p>12.26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1-12-09 14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2104" calcext:value-type="float">
            <text:p>12.26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1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0768" calcext:value-type="float">
            <text:p>12.24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1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1624" calcext:value-type="float">
            <text:p>12.23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1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9432" calcext:value-type="float">
            <text:p>12.21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1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0288" calcext:value-type="float">
            <text:p>12.21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1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8096" calcext:value-type="float">
            <text:p>12.19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1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2856" calcext:value-type="float">
            <text:p>12.18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1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152" calcext:value-type="float">
            <text:p>12.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1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9328" calcext:value-type="float">
            <text:p>12.14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0184" calcext:value-type="float">
            <text:p>12.14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1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58" calcext:value-type="float">
            <text:p>12.11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1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4464" calcext:value-type="float">
            <text:p>12.09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1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532" calcext:value-type="float">
            <text:p>12.08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1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7032" calcext:value-type="float">
            <text:p>12.06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1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7888" calcext:value-type="float">
            <text:p>12.05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1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7888" calcext:value-type="float">
            <text:p>12.05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1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8744" calcext:value-type="float">
            <text:p>12.04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1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3024" calcext:value-type="float">
            <text:p>12.00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1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0832" calcext:value-type="float">
            <text:p>11.99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1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388" calcext:value-type="float">
            <text:p>11.99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1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864" calcext:value-type="float">
            <text:p>11.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1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816" calcext:value-type="float">
            <text:p>11.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1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4632" calcext:value-type="float">
            <text:p>11.91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1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0248" calcext:value-type="float">
            <text:p>11.89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1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8056" calcext:value-type="float">
            <text:p>11.87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1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2816" calcext:value-type="float">
            <text:p>11.86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1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7576" calcext:value-type="float">
            <text:p>11.84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1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7952" calcext:value-type="float">
            <text:p>11.80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1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052" calcext:value-type="float">
            <text:p>11.78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1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7472" calcext:value-type="float">
            <text:p>11.77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1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4424" calcext:value-type="float">
            <text:p>11.77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1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9184" calcext:value-type="float">
            <text:p>11.75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1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8704" calcext:value-type="float">
            <text:p>11.72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1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0416" calcext:value-type="float">
            <text:p>11.71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1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1272" calcext:value-type="float">
            <text:p>11.70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1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6888" calcext:value-type="float">
            <text:p>11.67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1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4696" calcext:value-type="float">
            <text:p>11.66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1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2504" calcext:value-type="float">
            <text:p>11.65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1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336" calcext:value-type="float">
            <text:p>11.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2024" calcext:value-type="float">
            <text:p>11.62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1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4592" calcext:value-type="float">
            <text:p>11.59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1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0208" calcext:value-type="float">
            <text:p>11.57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1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5824" calcext:value-type="float">
            <text:p>11.54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1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1064" calcext:value-type="float">
            <text:p>11.56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1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192" calcext:value-type="float">
            <text:p>11.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1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2776" calcext:value-type="float">
            <text:p>11.54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1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192" calcext:value-type="float">
            <text:p>11.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1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668" calcext:value-type="float">
            <text:p>11.53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1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9248" calcext:value-type="float">
            <text:p>11.50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1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5344" calcext:value-type="float">
            <text:p>11.51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1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62" calcext:value-type="float">
            <text:p>11.50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1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096" calcext:value-type="float">
            <text:p>11.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1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4864" calcext:value-type="float">
            <text:p>11.48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1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8768" calcext:value-type="float">
            <text:p>11.47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1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6576" calcext:value-type="float">
            <text:p>11.46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1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048" calcext:value-type="float">
            <text:p>11.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1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8768" calcext:value-type="float">
            <text:p>11.47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1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4864" calcext:value-type="float">
            <text:p>11.48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1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4008" calcext:value-type="float">
            <text:p>11.49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1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4008" calcext:value-type="float">
            <text:p>11.49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1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4008" calcext:value-type="float">
            <text:p>11.49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1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4008" calcext:value-type="float">
            <text:p>11.49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1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096" calcext:value-type="float">
            <text:p>11.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1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7912" calcext:value-type="float">
            <text:p>11.48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1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8768" calcext:value-type="float">
            <text:p>11.47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1-10-05 1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8768" calcext:value-type="float">
            <text:p>11.47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1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1336" calcext:value-type="float">
            <text:p>11.45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1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524" calcext:value-type="float">
            <text:p>11.44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1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2192" calcext:value-type="float">
            <text:p>11.44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1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6096" calcext:value-type="float">
            <text:p>11.43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0856" calcext:value-type="float">
            <text:p>11.42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1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5616" calcext:value-type="float">
            <text:p>11.40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1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952" calcext:value-type="float">
            <text:p>11.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1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0376" calcext:value-type="float">
            <text:p>11.39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1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0376" calcext:value-type="float">
            <text:p>11.39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1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7328" calcext:value-type="float">
            <text:p>11.38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1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0376" calcext:value-type="float">
            <text:p>11.39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1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0376" calcext:value-type="float">
            <text:p>11.39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1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428" calcext:value-type="float">
            <text:p>11.38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1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952" calcext:value-type="float">
            <text:p>11.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1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2568" calcext:value-type="float">
            <text:p>11.40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1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2568" calcext:value-type="float">
            <text:p>11.40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1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5616" calcext:value-type="float">
            <text:p>11.40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1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2568" calcext:value-type="float">
            <text:p>11.40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1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0376" calcext:value-type="float">
            <text:p>11.39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1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1232" calcext:value-type="float">
            <text:p>11.38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1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904" calcext:value-type="float">
            <text:p>11.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1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904" calcext:value-type="float">
            <text:p>11.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1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904" calcext:value-type="float">
            <text:p>11.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1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9896" calcext:value-type="float">
            <text:p>11.35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1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8936" calcext:value-type="float">
            <text:p>11.29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1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9312" calcext:value-type="float">
            <text:p>11.25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1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4552" calcext:value-type="float">
            <text:p>11.27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1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9792" calcext:value-type="float">
            <text:p>11.28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1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188" calcext:value-type="float">
            <text:p>11.23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1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664" calcext:value-type="float">
            <text:p>11.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1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5784" calcext:value-type="float">
            <text:p>11.22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1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4928" calcext:value-type="float">
            <text:p>11.23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1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7976" calcext:value-type="float">
            <text:p>11.23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1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1024" calcext:value-type="float">
            <text:p>11.24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0168" calcext:value-type="float">
            <text:p>11.25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1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76" calcext:value-type="float">
            <text:p>11.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1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5032" calcext:value-type="float">
            <text:p>11.30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1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6368" calcext:value-type="float">
            <text:p>11.32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1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7704" calcext:value-type="float">
            <text:p>11.34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1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5136" calcext:value-type="float">
            <text:p>11.37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1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5616" calcext:value-type="float">
            <text:p>11.40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1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6952" calcext:value-type="float">
            <text:p>11.42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1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1336" calcext:value-type="float">
            <text:p>11.45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1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2672" calcext:value-type="float">
            <text:p>11.47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1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" calcext:value-type="float">
            <text:p>11.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1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0376" calcext:value-type="float">
            <text:p>11.39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1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476" calcext:value-type="float">
            <text:p>11.41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1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6096" calcext:value-type="float">
            <text:p>11.43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1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6952" calcext:value-type="float">
            <text:p>11.42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1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6952" calcext:value-type="float">
            <text:p>11.42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1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1336" calcext:value-type="float">
            <text:p>11.45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1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7432" calcext:value-type="float">
            <text:p>11.45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1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9144" calcext:value-type="float">
            <text:p>11.43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1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0856" calcext:value-type="float">
            <text:p>11.42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1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476" calcext:value-type="float">
            <text:p>11.41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1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8664" calcext:value-type="float">
            <text:p>11.40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1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38" calcext:value-type="float">
            <text:p>11.35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1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1608" calcext:value-type="float">
            <text:p>11.34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1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9792" calcext:value-type="float">
            <text:p>11.28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1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284" calcext:value-type="float">
            <text:p>11.29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1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284" calcext:value-type="float">
            <text:p>11.29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1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9792" calcext:value-type="float">
            <text:p>11.28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1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8936" calcext:value-type="float">
            <text:p>11.29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1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4176" calcext:value-type="float">
            <text:p>11.31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1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2464" calcext:value-type="float">
            <text:p>11.33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38" calcext:value-type="float">
            <text:p>11.35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1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1232" calcext:value-type="float">
            <text:p>11.38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1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2568" calcext:value-type="float">
            <text:p>11.40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1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6096" calcext:value-type="float">
            <text:p>11.43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1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7432" calcext:value-type="float">
            <text:p>11.45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1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048" calcext:value-type="float">
            <text:p>11.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1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9624" calcext:value-type="float">
            <text:p>11.46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1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7912" calcext:value-type="float">
            <text:p>11.48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1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3152" calcext:value-type="float">
            <text:p>11.50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1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5344" calcext:value-type="float">
            <text:p>11.51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1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8392" calcext:value-type="float">
            <text:p>11.51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1-07-20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7536" calcext:value-type="float">
            <text:p>11.52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1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5824" calcext:value-type="float">
            <text:p>11.54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1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716" calcext:value-type="float">
            <text:p>11.56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1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9832" calcext:value-type="float">
            <text:p>11.60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1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3736" calcext:value-type="float">
            <text:p>11.60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1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764" calcext:value-type="float">
            <text:p>11.59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1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4592" calcext:value-type="float">
            <text:p>11.59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1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3736" calcext:value-type="float">
            <text:p>11.60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1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8976" calcext:value-type="float">
            <text:p>11.61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1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0312" calcext:value-type="float">
            <text:p>11.64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1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7744" calcext:value-type="float">
            <text:p>11.66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1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1272" calcext:value-type="float">
            <text:p>11.70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1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956" calcext:value-type="float">
            <text:p>11.71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1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6992" calcext:value-type="float">
            <text:p>11.74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1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1856" calcext:value-type="float">
            <text:p>11.80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1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7576" calcext:value-type="float">
            <text:p>11.84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1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6344" calcext:value-type="float">
            <text:p>11.89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1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7304" calcext:value-type="float">
            <text:p>11.95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1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1312" calcext:value-type="float">
            <text:p>12.02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1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1416" calcext:value-type="float">
            <text:p>12.09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3232" calcext:value-type="float">
            <text:p>12.14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1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0664" calcext:value-type="float">
            <text:p>12.17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1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2376" calcext:value-type="float">
            <text:p>12.15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1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7136" calcext:value-type="float">
            <text:p>12.13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1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7136" calcext:value-type="float">
            <text:p>12.13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1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3232" calcext:value-type="float">
            <text:p>12.14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1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7616" calcext:value-type="float">
            <text:p>12.16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1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5904" calcext:value-type="float">
            <text:p>12.18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1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2856" calcext:value-type="float">
            <text:p>12.18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1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5904" calcext:value-type="float">
            <text:p>12.18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1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676" calcext:value-type="float">
            <text:p>12.17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1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676" calcext:value-type="float">
            <text:p>12.17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1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8952" calcext:value-type="float">
            <text:p>12.18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1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152" calcext:value-type="float">
            <text:p>12.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1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1896" calcext:value-type="float">
            <text:p>12.12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1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3128" calcext:value-type="float">
            <text:p>12.07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1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0456" calcext:value-type="float">
            <text:p>12.03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1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9976" calcext:value-type="float">
            <text:p>11.99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1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4736" calcext:value-type="float">
            <text:p>11.98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1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4736" calcext:value-type="float">
            <text:p>11.98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1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4256" calcext:value-type="float">
            <text:p>11.95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1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768" calcext:value-type="float">
            <text:p>11.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1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5488" calcext:value-type="float">
            <text:p>11.90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1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0248" calcext:value-type="float">
            <text:p>11.89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1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196" calcext:value-type="float">
            <text:p>11.87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1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9768" calcext:value-type="float">
            <text:p>11.85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1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9288" calcext:value-type="float">
            <text:p>11.82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1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4424" calcext:value-type="float">
            <text:p>11.77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1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6992" calcext:value-type="float">
            <text:p>11.74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1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432" calcext:value-type="float">
            <text:p>11.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9456" calcext:value-type="float">
            <text:p>11.64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1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288" calcext:value-type="float">
            <text:p>11.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1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8872" calcext:value-type="float">
            <text:p>11.54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1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5344" calcext:value-type="float">
            <text:p>11.51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1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8768" calcext:value-type="float">
            <text:p>11.47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1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" calcext:value-type="float">
            <text:p>11.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1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1232" calcext:value-type="float">
            <text:p>11.38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1-05-24 19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1984" calcext:value-type="float">
            <text:p>11.30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1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1504" calcext:value-type="float">
            <text:p>11.27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1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1024" calcext:value-type="float">
            <text:p>11.24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1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3592" calcext:value-type="float">
            <text:p>11.21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1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3112" calcext:value-type="float">
            <text:p>11.18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1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7392" calcext:value-type="float">
            <text:p>11.13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1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3864" calcext:value-type="float">
            <text:p>11.10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1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2048" calcext:value-type="float">
            <text:p>11.05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1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9856" calcext:value-type="float">
            <text:p>11.03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1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852" calcext:value-type="float">
            <text:p>11.01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1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328" calcext:value-type="float">
            <text:p>11.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1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7184" calcext:value-type="float">
            <text:p>10.99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1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4136" calcext:value-type="float">
            <text:p>10.99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1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804" calcext:value-type="float">
            <text:p>10.98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1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5848" calcext:value-type="float">
            <text:p>10.97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1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28" calcext:value-type="float">
            <text:p>10.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1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5848" calcext:value-type="float">
            <text:p>10.97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1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232" calcext:value-type="float">
            <text:p>10.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1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2696" calcext:value-type="float">
            <text:p>10.90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1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2696" calcext:value-type="float">
            <text:p>10.90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1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8792" calcext:value-type="float">
            <text:p>10.90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1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8792" calcext:value-type="float">
            <text:p>10.90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1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184" calcext:value-type="float">
            <text:p>10.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1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232" calcext:value-type="float">
            <text:p>10.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6704" calcext:value-type="float">
            <text:p>10.96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1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1088" calcext:value-type="float">
            <text:p>10.99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1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2424" calcext:value-type="float">
            <text:p>11.01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1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9" calcext:value-type="float">
            <text:p>11.0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1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7768" calcext:value-type="float">
            <text:p>11.09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1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4344" calcext:value-type="float">
            <text:p>11.13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1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3488" calcext:value-type="float">
            <text:p>11.14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1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7872" calcext:value-type="float">
            <text:p>11.16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1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568" calcext:value-type="float">
            <text:p>11.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1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6056" calcext:value-type="float">
            <text:p>11.11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1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6432" calcext:value-type="float">
            <text:p>11.07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1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9" calcext:value-type="float">
            <text:p>11.0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1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1568" calcext:value-type="float">
            <text:p>11.02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1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328" calcext:value-type="float">
            <text:p>11.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1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4992" calcext:value-type="float">
            <text:p>10.98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1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9752" calcext:value-type="float">
            <text:p>10.96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1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9752" calcext:value-type="float">
            <text:p>10.96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1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1464" calcext:value-type="float">
            <text:p>10.95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1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184" calcext:value-type="float">
            <text:p>10.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1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5264" calcext:value-type="float">
            <text:p>10.87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1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3072" calcext:value-type="float">
            <text:p>10.86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1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8312" calcext:value-type="float">
            <text:p>10.87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1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3072" calcext:value-type="float">
            <text:p>10.86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1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3072" calcext:value-type="float">
            <text:p>10.86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1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1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2592" calcext:value-type="float">
            <text:p>10.83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1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4784" calcext:value-type="float">
            <text:p>10.84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1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564" calcext:value-type="float">
            <text:p>10.83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1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0776" calcext:value-type="float">
            <text:p>10.78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1-04-01 13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3344" calcext:value-type="float">
            <text:p>10.75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2864" calcext:value-type="float">
            <text:p>10.72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1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372" calcext:value-type="float">
            <text:p>10.71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1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5432" calcext:value-type="float">
            <text:p>10.69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1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4952" calcext:value-type="float">
            <text:p>10.66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1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4096" calcext:value-type="float">
            <text:p>10.67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1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704" calcext:value-type="float">
            <text:p>10.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1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7416" calcext:value-type="float">
            <text:p>10.56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1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9128" calcext:value-type="float">
            <text:p>10.54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1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6936" calcext:value-type="float">
            <text:p>10.53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1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6936" calcext:value-type="float">
            <text:p>10.53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1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2176" calcext:value-type="float">
            <text:p>10.55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1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4368" calcext:value-type="float">
            <text:p>10.56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1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6936" calcext:value-type="float">
            <text:p>10.53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1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7312" calcext:value-type="float">
            <text:p>10.49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1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1696" calcext:value-type="float">
            <text:p>10.52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1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9128" calcext:value-type="float">
            <text:p>10.54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1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3032" calcext:value-type="float">
            <text:p>10.54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1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084" calcext:value-type="float">
            <text:p>10.53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1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8272" calcext:value-type="float">
            <text:p>10.55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1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18" calcext:value-type="float">
            <text:p>10.59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1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5328" calcext:value-type="float">
            <text:p>10.62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1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1904" calcext:value-type="float">
            <text:p>10.66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1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372" calcext:value-type="float">
            <text:p>10.71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1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8584" calcext:value-type="float">
            <text:p>10.76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1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516" calcext:value-type="float">
            <text:p>10.80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1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1736" calcext:value-type="float">
            <text:p>10.84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1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5744" calcext:value-type="float">
            <text:p>10.90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1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5848" calcext:value-type="float">
            <text:p>10.97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1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9856" calcext:value-type="float">
            <text:p>11.03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1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472" calcext:value-type="float">
            <text:p>11.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1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1296" calcext:value-type="float">
            <text:p>11.13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7016" calcext:value-type="float">
            <text:p>11.17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1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8832" calcext:value-type="float">
            <text:p>11.22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1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76" calcext:value-type="float">
            <text:p>11.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1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856" calcext:value-type="float">
            <text:p>11.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1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2568" calcext:value-type="float">
            <text:p>11.40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1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1816" calcext:value-type="float">
            <text:p>11.48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1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24" calcext:value-type="float">
            <text:p>11.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1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6512" calcext:value-type="float">
            <text:p>11.71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1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2336" calcext:value-type="float">
            <text:p>11.83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1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6824" calcext:value-type="float">
            <text:p>11.92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1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912" calcext:value-type="float">
            <text:p>12.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1-02-17 18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056" calcext:value-type="float">
            <text:p>12.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1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9432" calcext:value-type="float">
            <text:p>12.21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1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0392" calcext:value-type="float">
            <text:p>12.28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1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0496" calcext:value-type="float">
            <text:p>12.35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1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012" calcext:value-type="float">
            <text:p>12.39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1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06" calcext:value-type="float">
            <text:p>12.42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1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8032" calcext:value-type="float">
            <text:p>12.44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1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8512" calcext:value-type="float">
            <text:p>12.47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1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68" calcext:value-type="float">
            <text:p>12.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1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1184" calcext:value-type="float">
            <text:p>12.52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1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6424" calcext:value-type="float">
            <text:p>12.53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1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8616" calcext:value-type="float">
            <text:p>12.54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1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6904" calcext:value-type="float">
            <text:p>12.56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1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1288" calcext:value-type="float">
            <text:p>12.59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1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5672" calcext:value-type="float">
            <text:p>12.61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1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396" calcext:value-type="float">
            <text:p>12.63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1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5296" calcext:value-type="float">
            <text:p>12.65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7488" calcext:value-type="float">
            <text:p>12.66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1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7112" calcext:value-type="float">
            <text:p>12.70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1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4544" calcext:value-type="float">
            <text:p>12.73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1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5024" calcext:value-type="float">
            <text:p>12.76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1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8072" calcext:value-type="float">
            <text:p>12.76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1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4168" calcext:value-type="float">
            <text:p>12.77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1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0264" calcext:value-type="float">
            <text:p>12.78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1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5504" calcext:value-type="float">
            <text:p>12.79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1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16" calcext:value-type="float">
            <text:p>12.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1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8552" calcext:value-type="float">
            <text:p>12.79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1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4648" calcext:value-type="float">
            <text:p>12.80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1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2936" calcext:value-type="float">
            <text:p>12.82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1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8176" calcext:value-type="float">
            <text:p>12.83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1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1224" calcext:value-type="float">
            <text:p>12.84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1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4272" calcext:value-type="float">
            <text:p>12.84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1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3416" calcext:value-type="float">
            <text:p>12.85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1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6464" calcext:value-type="float">
            <text:p>12.85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1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78" calcext:value-type="float">
            <text:p>12.87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1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6088" calcext:value-type="float">
            <text:p>12.89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1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7424" calcext:value-type="float">
            <text:p>12.91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1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2664" calcext:value-type="float">
            <text:p>12.93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1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7048" calcext:value-type="float">
            <text:p>12.95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1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1432" calcext:value-type="float">
            <text:p>12.98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1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2768" calcext:value-type="float">
            <text:p>13.00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1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3248" calcext:value-type="float">
            <text:p>13.03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1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8968" calcext:value-type="float">
            <text:p>13.07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1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9448" calcext:value-type="float">
            <text:p>13.10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1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2976" calcext:value-type="float">
            <text:p>13.14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1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6504" calcext:value-type="float">
            <text:p>13.17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1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0888" calcext:value-type="float">
            <text:p>13.20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1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2224" calcext:value-type="float">
            <text:p>13.22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356" calcext:value-type="float">
            <text:p>13.24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0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0992" calcext:value-type="float">
            <text:p>13.27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0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8424" calcext:value-type="float">
            <text:p>13.29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0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6712" calcext:value-type="float">
            <text:p>13.31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0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1952" calcext:value-type="float">
            <text:p>13.33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0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7192" calcext:value-type="float">
            <text:p>13.34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0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8528" calcext:value-type="float">
            <text:p>13.36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0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3288" calcext:value-type="float">
            <text:p>13.35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0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8528" calcext:value-type="float">
            <text:p>13.36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0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548" calcext:value-type="float">
            <text:p>13.36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0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3288" calcext:value-type="float">
            <text:p>13.35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0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1952" calcext:value-type="float">
            <text:p>13.33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0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8048" calcext:value-type="float">
            <text:p>13.33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0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5" calcext:value-type="float">
            <text:p>13.3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0-12-17 15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5856" calcext:value-type="float">
            <text:p>13.32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0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5376" calcext:value-type="float">
            <text:p>13.29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0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8424" calcext:value-type="float">
            <text:p>13.29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0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3184" calcext:value-type="float">
            <text:p>13.28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0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0136" calcext:value-type="float">
            <text:p>13.28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0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404" calcext:value-type="float">
            <text:p>13.27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0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0992" calcext:value-type="float">
            <text:p>13.27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0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0992" calcext:value-type="float">
            <text:p>13.27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0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0992" calcext:value-type="float">
            <text:p>13.27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0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7088" calcext:value-type="float">
            <text:p>13.27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0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404" calcext:value-type="float">
            <text:p>13.27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0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3184" calcext:value-type="float">
            <text:p>13.28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0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8424" calcext:value-type="float">
            <text:p>13.29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0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8424" calcext:value-type="float">
            <text:p>13.29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0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0616" calcext:value-type="float">
            <text:p>13.31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0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6712" calcext:value-type="float">
            <text:p>13.31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0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3664" calcext:value-type="float">
            <text:p>13.31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8424" calcext:value-type="float">
            <text:p>13.29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0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2328" calcext:value-type="float">
            <text:p>13.29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0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2328" calcext:value-type="float">
            <text:p>13.29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0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6232" calcext:value-type="float">
            <text:p>13.28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0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3184" calcext:value-type="float">
            <text:p>13.28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0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928" calcext:value-type="float">
            <text:p>13.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0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0992" calcext:value-type="float">
            <text:p>13.27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0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9656" calcext:value-type="float">
            <text:p>13.24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0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356" calcext:value-type="float">
            <text:p>13.24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0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4416" calcext:value-type="float">
            <text:p>13.23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0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4416" calcext:value-type="float">
            <text:p>13.23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0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6128" calcext:value-type="float">
            <text:p>13.21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0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4792" calcext:value-type="float">
            <text:p>13.19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0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26" calcext:value-type="float">
            <text:p>13.18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0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3456" calcext:value-type="float">
            <text:p>13.17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0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8216" calcext:value-type="float">
            <text:p>13.15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0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5168" calcext:value-type="float">
            <text:p>13.15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0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9072" calcext:value-type="float">
            <text:p>13.14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0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0784" calcext:value-type="float">
            <text:p>13.13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0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164" calcext:value-type="float">
            <text:p>13.12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0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5544" calcext:value-type="float">
            <text:p>13.11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0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8592" calcext:value-type="float">
            <text:p>13.11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0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4688" calcext:value-type="float">
            <text:p>13.12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0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4688" calcext:value-type="float">
            <text:p>13.12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0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9448" calcext:value-type="float">
            <text:p>13.10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0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8592" calcext:value-type="float">
            <text:p>13.11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0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2496" calcext:value-type="float">
            <text:p>13.11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0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3352" calcext:value-type="float">
            <text:p>13.10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0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3352" calcext:value-type="float">
            <text:p>13.10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0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116" calcext:value-type="float">
            <text:p>13.09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5064" calcext:value-type="float">
            <text:p>13.08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0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2872" calcext:value-type="float">
            <text:p>13.07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0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8488" calcext:value-type="float">
            <text:p>13.04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0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8488" calcext:value-type="float">
            <text:p>13.04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0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544" calcext:value-type="float">
            <text:p>13.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0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6296" calcext:value-type="float">
            <text:p>13.03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0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7152" calcext:value-type="float">
            <text:p>13.02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0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4104" calcext:value-type="float">
            <text:p>13.02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0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8864" calcext:value-type="float">
            <text:p>13.00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0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2768" calcext:value-type="float">
            <text:p>13.00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0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972" calcext:value-type="float">
            <text:p>12.99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0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972" calcext:value-type="float">
            <text:p>12.99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0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5816" calcext:value-type="float">
            <text:p>13.00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0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496" calcext:value-type="float">
            <text:p>13.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0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8008" calcext:value-type="float">
            <text:p>13.01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0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8864" calcext:value-type="float">
            <text:p>13.00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0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7528" calcext:value-type="float">
            <text:p>12.98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0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1432" calcext:value-type="float">
            <text:p>12.98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0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5336" calcext:value-type="float">
            <text:p>12.97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0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2288" calcext:value-type="float">
            <text:p>12.97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0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3144" calcext:value-type="float">
            <text:p>12.96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0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0096" calcext:value-type="float">
            <text:p>12.96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0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6192" calcext:value-type="float">
            <text:p>12.96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0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6192" calcext:value-type="float">
            <text:p>12.96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0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3144" calcext:value-type="float">
            <text:p>12.96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0-10-06 18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2288" calcext:value-type="float">
            <text:p>12.97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0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2288" calcext:value-type="float">
            <text:p>12.97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0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5336" calcext:value-type="float">
            <text:p>12.97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0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1432" calcext:value-type="float">
            <text:p>12.98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0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7528" calcext:value-type="float">
            <text:p>12.98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0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0576" calcext:value-type="float">
            <text:p>12.99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2768" calcext:value-type="float">
            <text:p>13.00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0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5816" calcext:value-type="float">
            <text:p>13.00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0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1912" calcext:value-type="float">
            <text:p>13.01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0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9344" calcext:value-type="float">
            <text:p>13.03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0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592" calcext:value-type="float">
            <text:p>13.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0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8592" calcext:value-type="float">
            <text:p>13.11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0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4312" calcext:value-type="float">
            <text:p>13.16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0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6128" calcext:value-type="float">
            <text:p>13.21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0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0992" calcext:value-type="float">
            <text:p>13.27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0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1952" calcext:value-type="float">
            <text:p>13.33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0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9864" calcext:value-type="float">
            <text:p>13.38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0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0824" calcext:value-type="float">
            <text:p>13.45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0-09-18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8736" calcext:value-type="float">
            <text:p>13.50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0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36" calcext:value-type="float">
            <text:p>13.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0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932" calcext:value-type="float">
            <text:p>13.60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0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2848" calcext:value-type="float">
            <text:p>13.64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0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5896" calcext:value-type="float">
            <text:p>13.64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0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1992" calcext:value-type="float">
            <text:p>13.65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0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8944" calcext:value-type="float">
            <text:p>13.64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0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4184" calcext:value-type="float">
            <text:p>13.66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0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8088" calcext:value-type="float">
            <text:p>13.65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0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8944" calcext:value-type="float">
            <text:p>13.64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0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98" calcext:value-type="float">
            <text:p>13.63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932" calcext:value-type="float">
            <text:p>13.60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0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932" calcext:value-type="float">
            <text:p>13.60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0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408" calcext:value-type="float">
            <text:p>13.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0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1032" calcext:value-type="float">
            <text:p>13.59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0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5792" calcext:value-type="float">
            <text:p>13.57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0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884" calcext:value-type="float">
            <text:p>13.57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0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9696" calcext:value-type="float">
            <text:p>13.56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6168" calcext:value-type="float">
            <text:p>13.53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0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6544" calcext:value-type="float">
            <text:p>13.49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0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74" calcext:value-type="float">
            <text:p>13.48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0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9592" calcext:value-type="float">
            <text:p>13.49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0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3016" calcext:value-type="float">
            <text:p>13.46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0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3016" calcext:value-type="float">
            <text:p>13.46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0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9112" calcext:value-type="float">
            <text:p>13.46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0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5208" calcext:value-type="float">
            <text:p>13.47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0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4352" calcext:value-type="float">
            <text:p>13.48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0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74" calcext:value-type="float">
            <text:p>13.48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0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3496" calcext:value-type="float">
            <text:p>13.49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0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5688" calcext:value-type="float">
            <text:p>13.50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0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3976" calcext:value-type="float">
            <text:p>13.52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0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0072" calcext:value-type="float">
            <text:p>13.53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0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264" calcext:value-type="float">
            <text:p>13.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0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5208" calcext:value-type="float">
            <text:p>13.47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0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0824" calcext:value-type="float">
            <text:p>13.45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0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4248" calcext:value-type="float">
            <text:p>13.41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0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2056" calcext:value-type="float">
            <text:p>13.40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0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072" calcext:value-type="float">
            <text:p>13.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0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6816" calcext:value-type="float">
            <text:p>13.38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0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4624" calcext:value-type="float">
            <text:p>13.37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0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7192" calcext:value-type="float">
            <text:p>13.34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0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024" calcext:value-type="float">
            <text:p>13.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0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4624" calcext:value-type="float">
            <text:p>13.37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0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2432" calcext:value-type="float">
            <text:p>13.36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0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5856" calcext:value-type="float">
            <text:p>13.32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0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2328" calcext:value-type="float">
            <text:p>13.29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0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7464" calcext:value-type="float">
            <text:p>13.23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0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6984" calcext:value-type="float">
            <text:p>13.20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0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0408" calcext:value-type="float">
            <text:p>13.17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9928" calcext:value-type="float">
            <text:p>13.13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0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64" calcext:value-type="float">
            <text:p>13.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0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2016" calcext:value-type="float">
            <text:p>13.08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0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8968" calcext:value-type="float">
            <text:p>13.07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0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7632" calcext:value-type="float">
            <text:p>13.05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0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4104" calcext:value-type="float">
            <text:p>13.02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0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0576" calcext:value-type="float">
            <text:p>12.99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0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5336" calcext:value-type="float">
            <text:p>12.97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0-07-23 13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2664" calcext:value-type="float">
            <text:p>12.93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0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3896" calcext:value-type="float">
            <text:p>12.88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0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256" calcext:value-type="float">
            <text:p>12.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0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3792" calcext:value-type="float">
            <text:p>12.81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0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5024" calcext:value-type="float">
            <text:p>12.76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0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3688" calcext:value-type="float">
            <text:p>12.74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0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6256" calcext:value-type="float">
            <text:p>12.71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0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6632" calcext:value-type="float">
            <text:p>12.67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0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6152" calcext:value-type="float">
            <text:p>12.64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0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872" calcext:value-type="float">
            <text:p>12.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0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1288" calcext:value-type="float">
            <text:p>12.59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0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8616" calcext:value-type="float">
            <text:p>12.54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0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4232" calcext:value-type="float">
            <text:p>12.52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0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2896" calcext:value-type="float">
            <text:p>12.50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0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2416" calcext:value-type="float">
            <text:p>12.47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0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8032" calcext:value-type="float">
            <text:p>12.44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0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8888" calcext:value-type="float">
            <text:p>12.43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0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9744" calcext:value-type="float">
            <text:p>12.42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0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4504" calcext:value-type="float">
            <text:p>12.41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0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2312" calcext:value-type="float">
            <text:p>12.40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0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4024" calcext:value-type="float">
            <text:p>12.38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0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964" calcext:value-type="float">
            <text:p>12.35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0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5256" calcext:value-type="float">
            <text:p>12.33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0872" calcext:value-type="float">
            <text:p>12.31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0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6488" calcext:value-type="float">
            <text:p>12.28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0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9912" calcext:value-type="float">
            <text:p>12.24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0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6384" calcext:value-type="float">
            <text:p>12.21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0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5904" calcext:value-type="float">
            <text:p>12.18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0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5424" calcext:value-type="float">
            <text:p>12.15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0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7992" calcext:value-type="float">
            <text:p>12.12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0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6656" calcext:value-type="float">
            <text:p>12.10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0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4464" calcext:value-type="float">
            <text:p>12.09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0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3984" calcext:value-type="float">
            <text:p>12.06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0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0456" calcext:value-type="float">
            <text:p>12.03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0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388" calcext:value-type="float">
            <text:p>11.99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0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5112" calcext:value-type="float">
            <text:p>11.94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0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244" calcext:value-type="float">
            <text:p>11.90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0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5008" calcext:value-type="float">
            <text:p>11.87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0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2336" calcext:value-type="float">
            <text:p>11.83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0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4904" calcext:value-type="float">
            <text:p>11.80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0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3088" calcext:value-type="float">
            <text:p>11.75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0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2608" calcext:value-type="float">
            <text:p>11.72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0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9936" calcext:value-type="float">
            <text:p>11.67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0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7264" calcext:value-type="float">
            <text:p>11.63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0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2024" calcext:value-type="float">
            <text:p>11.62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0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0688" calcext:value-type="float">
            <text:p>11.60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0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5448" calcext:value-type="float">
            <text:p>11.58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0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1544" calcext:value-type="float">
            <text:p>11.59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0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4968" calcext:value-type="float">
            <text:p>11.55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0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9248" calcext:value-type="float">
            <text:p>11.50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0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4008" calcext:value-type="float">
            <text:p>11.49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0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524" calcext:value-type="float">
            <text:p>11.44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0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952" calcext:value-type="float">
            <text:p>11.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4656" calcext:value-type="float">
            <text:p>11.34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0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9792" calcext:value-type="float">
            <text:p>11.28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0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712" calcext:value-type="float">
            <text:p>11.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0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8352" calcext:value-type="float">
            <text:p>11.19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0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8248" calcext:value-type="float">
            <text:p>11.12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0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472" calcext:value-type="float">
            <text:p>11.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0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3384" calcext:value-type="float">
            <text:p>11.07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0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6808" calcext:value-type="float">
            <text:p>11.03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0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0232" calcext:value-type="float">
            <text:p>11.00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0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6704" calcext:value-type="float">
            <text:p>10.96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0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9272" calcext:value-type="float">
            <text:p>10.93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0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5744" calcext:value-type="float">
            <text:p>10.90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0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0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9168" calcext:value-type="float">
            <text:p>10.86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0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0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7352" calcext:value-type="float">
            <text:p>10.81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0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8104" calcext:value-type="float">
            <text:p>10.73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0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7624" calcext:value-type="float">
            <text:p>10.70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0-05-13 17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9336" calcext:value-type="float">
            <text:p>10.68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0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7896" calcext:value-type="float">
            <text:p>10.59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0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2176" calcext:value-type="float">
            <text:p>10.55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0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1696" calcext:value-type="float">
            <text:p>10.52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0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4264" calcext:value-type="float">
            <text:p>10.49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0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3304" calcext:value-type="float">
            <text:p>10.43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0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94" calcext:value-type="float">
            <text:p>10.43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0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9296" calcext:value-type="float">
            <text:p>10.36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0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8816" calcext:value-type="float">
            <text:p>10.33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0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4912" calcext:value-type="float">
            <text:p>10.34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0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9296" calcext:value-type="float">
            <text:p>10.36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0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2824" calcext:value-type="float">
            <text:p>10.40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0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416" calcext:value-type="float">
            <text:p>10.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2448" calcext:value-type="float">
            <text:p>10.44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0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6936" calcext:value-type="float">
            <text:p>10.53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0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0192" calcext:value-type="float">
            <text:p>10.68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0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1256" calcext:value-type="float">
            <text:p>10.81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0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9272" calcext:value-type="float">
            <text:p>10.93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0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8144" calcext:value-type="float">
            <text:p>11.05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0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0064" calcext:value-type="float">
            <text:p>11.18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0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76" calcext:value-type="float">
            <text:p>11.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0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1128" calcext:value-type="float">
            <text:p>11.31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0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9792" calcext:value-type="float">
            <text:p>11.28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0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3216" calcext:value-type="float">
            <text:p>11.25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0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7976" calcext:value-type="float">
            <text:p>11.23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0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188" calcext:value-type="float">
            <text:p>11.23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0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8832" calcext:value-type="float">
            <text:p>11.22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0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664" calcext:value-type="float">
            <text:p>11.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0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092" calcext:value-type="float">
            <text:p>11.17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0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3488" calcext:value-type="float">
            <text:p>11.14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0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2152" calcext:value-type="float">
            <text:p>11.12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0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8624" calcext:value-type="float">
            <text:p>11.08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0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948" calcext:value-type="float">
            <text:p>11.07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0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9" calcext:value-type="float">
            <text:p>11.0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0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5848" calcext:value-type="float">
            <text:p>10.97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0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232" calcext:value-type="float">
            <text:p>10.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0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0128" calcext:value-type="float">
            <text:p>10.93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0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2696" calcext:value-type="float">
            <text:p>10.90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0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9168" calcext:value-type="float">
            <text:p>10.86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0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7352" calcext:value-type="float">
            <text:p>10.81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0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468" calcext:value-type="float">
            <text:p>10.77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0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7248" calcext:value-type="float">
            <text:p>10.74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0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4576" calcext:value-type="float">
            <text:p>10.70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9712" calcext:value-type="float">
            <text:p>10.64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0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4952" calcext:value-type="float">
            <text:p>10.66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0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276" calcext:value-type="float">
            <text:p>10.65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0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3512" calcext:value-type="float">
            <text:p>10.57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0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512" calcext:value-type="float">
            <text:p>10.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0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6352" calcext:value-type="float">
            <text:p>10.43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0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844" calcext:value-type="float">
            <text:p>10.37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0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4912" calcext:value-type="float">
            <text:p>10.34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0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9672" calcext:value-type="float">
            <text:p>10.32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0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5288" calcext:value-type="float">
            <text:p>10.30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0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3952" calcext:value-type="float">
            <text:p>10.28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0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5184" calcext:value-type="float">
            <text:p>10.23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0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6416" calcext:value-type="float">
            <text:p>10.18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0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5936" calcext:value-type="float">
            <text:p>10.15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0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2408" calcext:value-type="float">
            <text:p>10.12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0-03-16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0216" calcext:value-type="float">
            <text:p>10.11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0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5832" calcext:value-type="float">
            <text:p>10.08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0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0216" calcext:value-type="float">
            <text:p>10.11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0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8984" calcext:value-type="float">
            <text:p>10.1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0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7376" calcext:value-type="float">
            <text:p>10.24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0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7584" calcext:value-type="float">
            <text:p>10.38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0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2176" calcext:value-type="float">
            <text:p>10.55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0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896" calcext:value-type="float">
            <text:p>10.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0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3552" calcext:value-type="float">
            <text:p>10.89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0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9856" calcext:value-type="float">
            <text:p>11.03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0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8728" calcext:value-type="float">
            <text:p>11.15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0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0168" calcext:value-type="float">
            <text:p>11.25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0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1128" calcext:value-type="float">
            <text:p>11.31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0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4656" calcext:value-type="float">
            <text:p>11.34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0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8664" calcext:value-type="float">
            <text:p>11.40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0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7056" calcext:value-type="float">
            <text:p>11.49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6304" calcext:value-type="float">
            <text:p>11.57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5552" calcext:value-type="float">
            <text:p>11.65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0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3944" calcext:value-type="float">
            <text:p>11.74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0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1856" calcext:value-type="float">
            <text:p>11.80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0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2816" calcext:value-type="float">
            <text:p>11.86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0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9872" calcext:value-type="float">
            <text:p>11.92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0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9976" calcext:value-type="float">
            <text:p>11.99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0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484" calcext:value-type="float">
            <text:p>12.0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0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056" calcext:value-type="float">
            <text:p>12.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0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8848" calcext:value-type="float">
            <text:p>12.11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0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8472" calcext:value-type="float">
            <text:p>12.15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0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8952" calcext:value-type="float">
            <text:p>12.18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0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5528" calcext:value-type="float">
            <text:p>12.22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0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5152" calcext:value-type="float">
            <text:p>12.26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0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3064" calcext:value-type="float">
            <text:p>12.32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0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5736" calcext:value-type="float">
            <text:p>12.36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0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3168" calcext:value-type="float">
            <text:p>12.39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0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584" calcext:value-type="float">
            <text:p>12.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0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156" calcext:value-type="float">
            <text:p>12.48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0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4232" calcext:value-type="float">
            <text:p>12.52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0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2144" calcext:value-type="float">
            <text:p>12.58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0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4816" calcext:value-type="float">
            <text:p>12.62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0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6152" calcext:value-type="float">
            <text:p>12.64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0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5672" calcext:value-type="float">
            <text:p>12.61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0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7008" calcext:value-type="float">
            <text:p>12.63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0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3104" calcext:value-type="float">
            <text:p>12.64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0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3104" calcext:value-type="float">
            <text:p>12.64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0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0056" calcext:value-type="float">
            <text:p>12.64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0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396" calcext:value-type="float">
            <text:p>12.63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396" calcext:value-type="float">
            <text:p>12.63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0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7008" calcext:value-type="float">
            <text:p>12.63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0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0912" calcext:value-type="float">
            <text:p>12.63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0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7008" calcext:value-type="float">
            <text:p>12.63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0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7008" calcext:value-type="float">
            <text:p>12.63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0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2248" calcext:value-type="float">
            <text:p>12.65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0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6632" calcext:value-type="float">
            <text:p>12.67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0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7968" calcext:value-type="float">
            <text:p>12.6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0-01-23 15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6736" calcext:value-type="float">
            <text:p>12.74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0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0264" calcext:value-type="float">
            <text:p>12.78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0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2936" calcext:value-type="float">
            <text:p>12.82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0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3416" calcext:value-type="float">
            <text:p>12.85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0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4752" calcext:value-type="float">
            <text:p>12.87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0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5232" calcext:value-type="float">
            <text:p>12.90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0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1808" calcext:value-type="float">
            <text:p>12.94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0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0096" calcext:value-type="float">
            <text:p>12.96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0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1432" calcext:value-type="float">
            <text:p>12.98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0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2768" calcext:value-type="float">
            <text:p>13.00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0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7152" calcext:value-type="float">
            <text:p>13.02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0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1536" calcext:value-type="float">
            <text:p>13.05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0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9824" calcext:value-type="float">
            <text:p>13.06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0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64" calcext:value-type="float">
            <text:p>13.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0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9928" calcext:value-type="float">
            <text:p>13.13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0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0408" calcext:value-type="float">
            <text:p>13.17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0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1744" calcext:value-type="float">
            <text:p>13.19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0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2224" calcext:value-type="float">
            <text:p>13.22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0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88" calcext:value-type="float">
            <text:p>13.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0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0136" calcext:value-type="float">
            <text:p>13.28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0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1472" calcext:value-type="float">
            <text:p>13.30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0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8904" calcext:value-type="float">
            <text:p>13.32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20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548" calcext:value-type="float">
            <text:p>13.36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2056" calcext:value-type="float">
            <text:p>13.40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9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9488" calcext:value-type="float">
            <text:p>13.42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9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3016" calcext:value-type="float">
            <text:p>13.46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9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264" calcext:value-type="float">
            <text:p>13.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9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9216" calcext:value-type="float">
            <text:p>13.53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9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2744" calcext:value-type="float">
            <text:p>13.57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9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6272" calcext:value-type="float">
            <text:p>13.60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9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6752" calcext:value-type="float">
            <text:p>13.63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9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4184" calcext:value-type="float">
            <text:p>13.66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9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7712" calcext:value-type="float">
            <text:p>13.69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9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648" calcext:value-type="float">
            <text:p>13.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9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0008" calcext:value-type="float">
            <text:p>13.78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9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0488" calcext:value-type="float">
            <text:p>13.81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9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4872" calcext:value-type="float">
            <text:p>13.83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9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0968" calcext:value-type="float">
            <text:p>13.84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9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5352" calcext:value-type="float">
            <text:p>13.86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9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364" calcext:value-type="float">
            <text:p>13.88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9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4496" calcext:value-type="float">
            <text:p>13.87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9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4496" calcext:value-type="float">
            <text:p>13.87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9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2784" calcext:value-type="float">
            <text:p>13.89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9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1928" calcext:value-type="float">
            <text:p>13.90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9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5832" calcext:value-type="float">
            <text:p>13.89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9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364" calcext:value-type="float">
            <text:p>13.88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9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7544" calcext:value-type="float">
            <text:p>13.87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9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0592" calcext:value-type="float">
            <text:p>13.88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9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1448" calcext:value-type="float">
            <text:p>13.87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9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9256" calcext:value-type="float">
            <text:p>13.85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9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4016" calcext:value-type="float">
            <text:p>13.84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9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0968" calcext:value-type="float">
            <text:p>13.84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9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792" calcext:value-type="float">
            <text:p>13.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9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268" calcext:value-type="float">
            <text:p>13.82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8776" calcext:value-type="float">
            <text:p>13.82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9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0968" calcext:value-type="float">
            <text:p>13.84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9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4872" calcext:value-type="float">
            <text:p>13.83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9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268" calcext:value-type="float">
            <text:p>13.82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9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6584" calcext:value-type="float">
            <text:p>13.81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9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0488" calcext:value-type="float">
            <text:p>13.81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9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0488" calcext:value-type="float">
            <text:p>13.81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9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744" calcext:value-type="float">
            <text:p>13.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9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268" calcext:value-type="float">
            <text:p>13.82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9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4016" calcext:value-type="float">
            <text:p>13.84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9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5352" calcext:value-type="float">
            <text:p>13.86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9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7544" calcext:value-type="float">
            <text:p>13.87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9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792" calcext:value-type="float">
            <text:p>13.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9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8776" calcext:value-type="float">
            <text:p>13.82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9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8776" calcext:value-type="float">
            <text:p>13.82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9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5728" calcext:value-type="float">
            <text:p>13.82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9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1824" calcext:value-type="float">
            <text:p>13.83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9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1824" calcext:value-type="float">
            <text:p>13.83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9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9632" calcext:value-type="float">
            <text:p>13.81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9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6584" calcext:value-type="float">
            <text:p>13.81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9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3536" calcext:value-type="float">
            <text:p>13.81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9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3536" calcext:value-type="float">
            <text:p>13.81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9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0488" calcext:value-type="float">
            <text:p>13.81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9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0488" calcext:value-type="float">
            <text:p>13.81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9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3536" calcext:value-type="float">
            <text:p>13.81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9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6584" calcext:value-type="float">
            <text:p>13.81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9-11-04 15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9632" calcext:value-type="float">
            <text:p>13.81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9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5248" calcext:value-type="float">
            <text:p>13.79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9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4392" calcext:value-type="float">
            <text:p>13.80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9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744" calcext:value-type="float">
            <text:p>13.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9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8296" calcext:value-type="float">
            <text:p>13.79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9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744" calcext:value-type="float">
            <text:p>13.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9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4392" calcext:value-type="float">
            <text:p>13.80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9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744" calcext:value-type="float">
            <text:p>13.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9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6584" calcext:value-type="float">
            <text:p>13.81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9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268" calcext:value-type="float">
            <text:p>13.82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9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1824" calcext:value-type="float">
            <text:p>13.83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9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4872" calcext:value-type="float">
            <text:p>13.83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9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268" calcext:value-type="float">
            <text:p>13.82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9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792" calcext:value-type="float">
            <text:p>13.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9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4016" calcext:value-type="float">
            <text:p>13.84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9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4872" calcext:value-type="float">
            <text:p>13.83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9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4016" calcext:value-type="float">
            <text:p>13.84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9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6208" calcext:value-type="float">
            <text:p>13.85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9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4496" calcext:value-type="float">
            <text:p>13.87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9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364" calcext:value-type="float">
            <text:p>13.88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9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5728" calcext:value-type="float">
            <text:p>13.82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9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3536" calcext:value-type="float">
            <text:p>13.81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9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6584" calcext:value-type="float">
            <text:p>13.81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9-10-08 16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8776" calcext:value-type="float">
            <text:p>13.82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9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3536" calcext:value-type="float">
            <text:p>13.81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9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4872" calcext:value-type="float">
            <text:p>13.83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9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6208" calcext:value-type="float">
            <text:p>13.85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9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3536" calcext:value-type="float">
            <text:p>13.81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9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0488" calcext:value-type="float">
            <text:p>13.81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9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744" calcext:value-type="float">
            <text:p>13.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9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22" calcext:value-type="float">
            <text:p>13.79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6104" calcext:value-type="float">
            <text:p>13.78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9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3056" calcext:value-type="float">
            <text:p>13.78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9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4768" calcext:value-type="float">
            <text:p>13.76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9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3432" calcext:value-type="float">
            <text:p>13.74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9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6856" calcext:value-type="float">
            <text:p>13.70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9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2472" calcext:value-type="float">
            <text:p>13.68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9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552" calcext:value-type="float">
            <text:p>13.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9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7712" calcext:value-type="float">
            <text:p>13.69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9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4664" calcext:value-type="float">
            <text:p>13.69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9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6376" calcext:value-type="float">
            <text:p>13.67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9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9424" calcext:value-type="float">
            <text:p>13.67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9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98" calcext:value-type="float">
            <text:p>13.63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9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0656" calcext:value-type="float">
            <text:p>13.63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9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2368" calcext:value-type="float">
            <text:p>13.61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9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932" calcext:value-type="float">
            <text:p>13.60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9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7984" calcext:value-type="float">
            <text:p>13.58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9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4936" calcext:value-type="float">
            <text:p>13.58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9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4456" calcext:value-type="float">
            <text:p>13.55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9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9216" calcext:value-type="float">
            <text:p>13.53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9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788" calcext:value-type="float">
            <text:p>13.51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9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264" calcext:value-type="float">
            <text:p>13.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9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5208" calcext:value-type="float">
            <text:p>13.47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9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0824" calcext:value-type="float">
            <text:p>13.45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9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0344" calcext:value-type="float">
            <text:p>13.42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9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5104" calcext:value-type="float">
            <text:p>13.40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9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8528" calcext:value-type="float">
            <text:p>13.36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9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6336" calcext:value-type="float">
            <text:p>13.35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9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3288" calcext:value-type="float">
            <text:p>13.35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9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6712" calcext:value-type="float">
            <text:p>13.31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9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5856" calcext:value-type="float">
            <text:p>13.32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5" calcext:value-type="float">
            <text:p>13.3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9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2704" calcext:value-type="float">
            <text:p>13.25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9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356" calcext:value-type="float">
            <text:p>13.24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9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1848" calcext:value-type="float">
            <text:p>13.26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9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452" calcext:value-type="float">
            <text:p>13.30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9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0616" calcext:value-type="float">
            <text:p>13.31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9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3184" calcext:value-type="float">
            <text:p>13.28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9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404" calcext:value-type="float">
            <text:p>13.27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9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356" calcext:value-type="float">
            <text:p>13.24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9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832" calcext:value-type="float">
            <text:p>13.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9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26" calcext:value-type="float">
            <text:p>13.18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9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26" calcext:value-type="float">
            <text:p>13.18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9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308" calcext:value-type="float">
            <text:p>13.21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9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6984" calcext:value-type="float">
            <text:p>13.20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9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9552" calcext:value-type="float">
            <text:p>13.17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9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9928" calcext:value-type="float">
            <text:p>13.13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9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4208" calcext:value-type="float">
            <text:p>13.09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9-08-14 14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7256" calcext:value-type="float">
            <text:p>13.09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9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7632" calcext:value-type="float">
            <text:p>13.05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9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496" calcext:value-type="float">
            <text:p>13.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9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6672" calcext:value-type="float">
            <text:p>12.99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9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2288" calcext:value-type="float">
            <text:p>12.97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9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9616" calcext:value-type="float">
            <text:p>12.92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9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4272" calcext:value-type="float">
            <text:p>12.84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9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684" calcext:value-type="float">
            <text:p>12.81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9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9032" calcext:value-type="float">
            <text:p>12.8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9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3416" calcext:value-type="float">
            <text:p>12.85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9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6944" calcext:value-type="float">
            <text:p>12.88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9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6088" calcext:value-type="float">
            <text:p>12.89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9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0368" calcext:value-type="float">
            <text:p>12.85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9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5128" calcext:value-type="float">
            <text:p>12.83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2936" calcext:value-type="float">
            <text:p>12.82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9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7216" calcext:value-type="float">
            <text:p>12.77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9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9304" calcext:value-type="float">
            <text:p>12.71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9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5776" calcext:value-type="float">
            <text:p>12.68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9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7008" calcext:value-type="float">
            <text:p>12.63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9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776" calcext:value-type="float">
            <text:p>12.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9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2896" calcext:value-type="float">
            <text:p>12.50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9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7656" calcext:value-type="float">
            <text:p>12.48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9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7656" calcext:value-type="float">
            <text:p>12.48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9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9848" calcext:value-type="float">
            <text:p>12.49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9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8136" calcext:value-type="float">
            <text:p>12.51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9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252" calcext:value-type="float">
            <text:p>12.54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9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6904" calcext:value-type="float">
            <text:p>12.56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9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4712" calcext:value-type="float">
            <text:p>12.55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9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6424" calcext:value-type="float">
            <text:p>12.53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9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8992" calcext:value-type="float">
            <text:p>12.50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9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8512" calcext:value-type="float">
            <text:p>12.47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9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9368" calcext:value-type="float">
            <text:p>12.46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9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632" calcext:value-type="float">
            <text:p>12.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9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108" calcext:value-type="float">
            <text:p>12.45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9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9744" calcext:value-type="float">
            <text:p>12.42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9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06" calcext:value-type="float">
            <text:p>12.42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9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2312" calcext:value-type="float">
            <text:p>12.40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9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7928" calcext:value-type="float">
            <text:p>12.37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9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5736" calcext:value-type="float">
            <text:p>12.36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9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2688" calcext:value-type="float">
            <text:p>12.36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9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3544" calcext:value-type="float">
            <text:p>12.35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9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5256" calcext:value-type="float">
            <text:p>12.33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9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6112" calcext:value-type="float">
            <text:p>12.32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9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868" calcext:value-type="float">
            <text:p>12.29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9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4296" calcext:value-type="float">
            <text:p>12.27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5152" calcext:value-type="float">
            <text:p>12.26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9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82" calcext:value-type="float">
            <text:p>12.26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9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2104" calcext:value-type="float">
            <text:p>12.26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9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772" calcext:value-type="float">
            <text:p>12.23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9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9432" calcext:value-type="float">
            <text:p>12.21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9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5048" calcext:value-type="float">
            <text:p>12.19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9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9808" calcext:value-type="float">
            <text:p>12.17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9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676" calcext:value-type="float">
            <text:p>12.17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9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2856" calcext:value-type="float">
            <text:p>12.18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9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4568" calcext:value-type="float">
            <text:p>12.16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9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2376" calcext:value-type="float">
            <text:p>12.15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9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104" calcext:value-type="float">
            <text:p>12.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9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2376" calcext:value-type="float">
            <text:p>12.15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9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628" calcext:value-type="float">
            <text:p>12.14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9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7992" calcext:value-type="float">
            <text:p>12.12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9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7992" calcext:value-type="float">
            <text:p>12.12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9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9704" calcext:value-type="float">
            <text:p>12.10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9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1416" calcext:value-type="float">
            <text:p>12.09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9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6176" calcext:value-type="float">
            <text:p>12.07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9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9224" calcext:value-type="float">
            <text:p>12.07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9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008" calcext:value-type="float">
            <text:p>12.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9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008" calcext:value-type="float">
            <text:p>12.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9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7032" calcext:value-type="float">
            <text:p>12.06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9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436" calcext:value-type="float">
            <text:p>12.02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9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912" calcext:value-type="float">
            <text:p>12.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9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8264" calcext:value-type="float">
            <text:p>12.01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9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5592" calcext:value-type="float">
            <text:p>11.97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9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3776" calcext:value-type="float">
            <text:p>11.92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9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8056" calcext:value-type="float">
            <text:p>11.87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9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0144" calcext:value-type="float">
            <text:p>11.82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9-05-31 12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528" calcext:value-type="float">
            <text:p>11.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9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432" calcext:value-type="float">
            <text:p>11.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9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9456" calcext:value-type="float">
            <text:p>11.64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9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8496" calcext:value-type="float">
            <text:p>11.58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9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668" calcext:value-type="float">
            <text:p>11.53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9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7056" calcext:value-type="float">
            <text:p>11.49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9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2192" calcext:value-type="float">
            <text:p>11.44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9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2568" calcext:value-type="float">
            <text:p>11.40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9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0752" calcext:value-type="float">
            <text:p>11.35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9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9792" calcext:value-type="float">
            <text:p>11.28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9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5784" calcext:value-type="float">
            <text:p>11.22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9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3968" calcext:value-type="float">
            <text:p>11.17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9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6536" calcext:value-type="float">
            <text:p>11.14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9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52" calcext:value-type="float">
            <text:p>11.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9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3008" calcext:value-type="float">
            <text:p>11.11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9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472" calcext:value-type="float">
            <text:p>11.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9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6432" calcext:value-type="float">
            <text:p>11.07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9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7288" calcext:value-type="float">
            <text:p>11.06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9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2048" calcext:value-type="float">
            <text:p>11.05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9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2048" calcext:value-type="float">
            <text:p>11.05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9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7288" calcext:value-type="float">
            <text:p>11.06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9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8624" calcext:value-type="float">
            <text:p>11.08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9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948" calcext:value-type="float">
            <text:p>11.07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9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2424" calcext:value-type="float">
            <text:p>11.01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9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0608" calcext:value-type="float">
            <text:p>10.96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9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4032" calcext:value-type="float">
            <text:p>10.92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9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7456" calcext:value-type="float">
            <text:p>10.88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9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0504" calcext:value-type="float">
            <text:p>10.89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9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3072" calcext:value-type="float">
            <text:p>10.86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9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4784" calcext:value-type="float">
            <text:p>10.84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9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9544" calcext:value-type="float">
            <text:p>10.82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992" calcext:value-type="float">
            <text:p>10.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9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0296" calcext:value-type="float">
            <text:p>10.75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9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2864" calcext:value-type="float">
            <text:p>10.72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9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6768" calcext:value-type="float">
            <text:p>10.71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9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848" calcext:value-type="float">
            <text:p>10.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9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2384" calcext:value-type="float">
            <text:p>10.69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9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2384" calcext:value-type="float">
            <text:p>10.69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9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8" calcext:value-type="float">
            <text:p>10.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9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6664" calcext:value-type="float">
            <text:p>10.64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9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5328" calcext:value-type="float">
            <text:p>10.62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9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8752" calcext:value-type="float">
            <text:p>10.58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9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7792" calcext:value-type="float">
            <text:p>10.52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9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9984" calcext:value-type="float">
            <text:p>10.53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9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9128" calcext:value-type="float">
            <text:p>10.54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9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3888" calcext:value-type="float">
            <text:p>10.53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9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6456" calcext:value-type="float">
            <text:p>10.50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9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1592" calcext:value-type="float">
            <text:p>10.45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9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8544" calcext:value-type="float">
            <text:p>10.44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9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3304" calcext:value-type="float">
            <text:p>10.43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9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2824" calcext:value-type="float">
            <text:p>10.40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9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2344" calcext:value-type="float">
            <text:p>10.37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9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5768" calcext:value-type="float">
            <text:p>10.33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9-04-08 17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9672" calcext:value-type="float">
            <text:p>10.32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9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4912" calcext:value-type="float">
            <text:p>10.34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9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6624" calcext:value-type="float">
            <text:p>10.32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9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9192" calcext:value-type="float">
            <text:p>10.29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9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8336" calcext:value-type="float">
            <text:p>10.30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9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4432" calcext:value-type="float">
            <text:p>10.31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9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0048" calcext:value-type="float">
            <text:p>10.29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9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6896" calcext:value-type="float">
            <text:p>10.21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508" calcext:value-type="float">
            <text:p>10.16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9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3744" calcext:value-type="float">
            <text:p>10.14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9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2408" calcext:value-type="float">
            <text:p>10.12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9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1928" calcext:value-type="float">
            <text:p>10.09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9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888" calcext:value-type="float">
            <text:p>10.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9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0488" calcext:value-type="float">
            <text:p>10.00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9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9528" calcext:value-type="float">
            <text:p>9.93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9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172" calcext:value-type="float">
            <text:p>9.9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9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8672" calcext:value-type="float">
            <text:p>9.94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9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6856" calcext:value-type="float">
            <text:p>9.89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9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7232" calcext:value-type="float">
            <text:p>9.85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9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3704" calcext:value-type="float">
            <text:p>9.82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9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456" calcext:value-type="float">
            <text:p>9.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9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2368" calcext:value-type="float">
            <text:p>9.80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9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5416" calcext:value-type="float">
            <text:p>9.80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9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0656" calcext:value-type="float">
            <text:p>9.82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9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4456" calcext:value-type="float">
            <text:p>9.74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9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0928" calcext:value-type="float">
            <text:p>9.71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9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3976" calcext:value-type="float">
            <text:p>9.71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9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9216" calcext:value-type="float">
            <text:p>9.72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9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0072" calcext:value-type="float">
            <text:p>9.72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9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788" calcext:value-type="float">
            <text:p>9.70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9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3496" calcext:value-type="float">
            <text:p>9.68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9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6544" calcext:value-type="float">
            <text:p>9.68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9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0928" calcext:value-type="float">
            <text:p>9.71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9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7024" calcext:value-type="float">
            <text:p>9.71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9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6544" calcext:value-type="float">
            <text:p>9.68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9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8256" calcext:value-type="float">
            <text:p>9.66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9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5584" calcext:value-type="float">
            <text:p>9.62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9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5584" calcext:value-type="float">
            <text:p>9.62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9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5104" calcext:value-type="float">
            <text:p>9.59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1576" calcext:value-type="float">
            <text:p>9.56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9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7192" calcext:value-type="float">
            <text:p>9.53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9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1096" calcext:value-type="float">
            <text:p>9.53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9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5856" calcext:value-type="float">
            <text:p>9.51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9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9656" calcext:value-type="float">
            <text:p>9.43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9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6128" calcext:value-type="float">
            <text:p>9.40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9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784" calcext:value-type="float">
            <text:p>9.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9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5168" calcext:value-type="float">
            <text:p>9.34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9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4688" calcext:value-type="float">
            <text:p>9.31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9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4688" calcext:value-type="float">
            <text:p>9.31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9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2016" calcext:value-type="float">
            <text:p>9.27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9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1912" calcext:value-type="float">
            <text:p>9.20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9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6192" calcext:value-type="float">
            <text:p>9.15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9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6192" calcext:value-type="float">
            <text:p>9.15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9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448" calcext:value-type="float">
            <text:p>9.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9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972" calcext:value-type="float">
            <text:p>9.18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9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3144" calcext:value-type="float">
            <text:p>9.15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9-02-11 20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1328" calcext:value-type="float">
            <text:p>9.10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9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4856" calcext:value-type="float">
            <text:p>9.13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9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6192" calcext:value-type="float">
            <text:p>9.15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9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876" calcext:value-type="float">
            <text:p>9.12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9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352" calcext:value-type="float">
            <text:p>9.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9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876" calcext:value-type="float">
            <text:p>9.12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9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4" calcext:value-type="float">
            <text:p>9.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9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6192" calcext:value-type="float">
            <text:p>9.15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9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1432" calcext:value-type="float">
            <text:p>9.17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9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8008" calcext:value-type="float">
            <text:p>9.20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9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1536" calcext:value-type="float">
            <text:p>9.24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2016" calcext:value-type="float">
            <text:p>9.27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9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7256" calcext:value-type="float">
            <text:p>9.28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9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2016" calcext:value-type="float">
            <text:p>9.27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9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8592" calcext:value-type="float">
            <text:p>9.30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9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6504" calcext:value-type="float">
            <text:p>9.36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9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88" calcext:value-type="float">
            <text:p>9.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9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2808" calcext:value-type="float">
            <text:p>9.51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9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976" calcext:value-type="float">
            <text:p>9.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9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7192" calcext:value-type="float">
            <text:p>9.53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9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596" calcext:value-type="float">
            <text:p>9.58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9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072" calcext:value-type="float">
            <text:p>9.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9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7568" calcext:value-type="float">
            <text:p>9.49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9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9656" calcext:value-type="float">
            <text:p>9.43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9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0136" calcext:value-type="float">
            <text:p>9.47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9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6232" calcext:value-type="float">
            <text:p>9.47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9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5376" calcext:value-type="float">
            <text:p>9.48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9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1472" calcext:value-type="float">
            <text:p>9.49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9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6712" calcext:value-type="float">
            <text:p>9.50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9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5856" calcext:value-type="float">
            <text:p>9.51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9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6816" calcext:value-type="float">
            <text:p>9.57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9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8632" calcext:value-type="float">
            <text:p>9.62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9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9112" calcext:value-type="float">
            <text:p>9.65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9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312" calcext:value-type="float">
            <text:p>9.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9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6272" calcext:value-type="float">
            <text:p>9.79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9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076" calcext:value-type="float">
            <text:p>9.89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9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3056" calcext:value-type="float">
            <text:p>9.97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9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0968" calcext:value-type="float">
            <text:p>10.03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9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2304" calcext:value-type="float">
            <text:p>10.05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9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6312" calcext:value-type="float">
            <text:p>10.11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9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4224" calcext:value-type="float">
            <text:p>10.17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9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6896" calcext:value-type="float">
            <text:p>10.21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3472" calcext:value-type="float">
            <text:p>10.25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8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9192" calcext:value-type="float">
            <text:p>10.29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8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1008" calcext:value-type="float">
            <text:p>10.35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8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844" calcext:value-type="float">
            <text:p>10.37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8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6352" calcext:value-type="float">
            <text:p>10.43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8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2552" calcext:value-type="float">
            <text:p>10.51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8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7416" calcext:value-type="float">
            <text:p>10.56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8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4472" calcext:value-type="float">
            <text:p>10.63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8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1528" calcext:value-type="float">
            <text:p>10.70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8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1632" calcext:value-type="float">
            <text:p>10.77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8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1632" calcext:value-type="float">
            <text:p>10.77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8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1256" calcext:value-type="float">
            <text:p>10.81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8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0608" calcext:value-type="float">
            <text:p>10.96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8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5576" calcext:value-type="float">
            <text:p>11.08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8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188" calcext:value-type="float">
            <text:p>11.23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8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5136" calcext:value-type="float">
            <text:p>11.37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8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6576" calcext:value-type="float">
            <text:p>11.46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8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7536" calcext:value-type="float">
            <text:p>11.52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8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764" calcext:value-type="float">
            <text:p>11.59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8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5552" calcext:value-type="float">
            <text:p>11.65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8-12-11 15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6512" calcext:value-type="float">
            <text:p>11.71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8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1752" calcext:value-type="float">
            <text:p>11.73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8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9184" calcext:value-type="float">
            <text:p>11.75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8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5384" calcext:value-type="float">
            <text:p>11.83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8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1584" calcext:value-type="float">
            <text:p>11.91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8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6928" calcext:value-type="float">
            <text:p>11.99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8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4464" calcext:value-type="float">
            <text:p>12.09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8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5904" calcext:value-type="float">
            <text:p>12.18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8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6008" calcext:value-type="float">
            <text:p>12.25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8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7824" calcext:value-type="float">
            <text:p>12.30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8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5256" calcext:value-type="float">
            <text:p>12.33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5736" calcext:value-type="float">
            <text:p>12.36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8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7928" calcext:value-type="float">
            <text:p>12.37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8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7928" calcext:value-type="float">
            <text:p>12.37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8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4024" calcext:value-type="float">
            <text:p>12.38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8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3168" calcext:value-type="float">
            <text:p>12.39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8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7552" calcext:value-type="float">
            <text:p>12.41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8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8888" calcext:value-type="float">
            <text:p>12.43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8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8512" calcext:value-type="float">
            <text:p>12.47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8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5088" calcext:value-type="float">
            <text:p>12.51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8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4712" calcext:value-type="float">
            <text:p>12.55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8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1288" calcext:value-type="float">
            <text:p>12.59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8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7864" calcext:value-type="float">
            <text:p>12.62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8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0536" calcext:value-type="float">
            <text:p>12.67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8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016" calcext:value-type="float">
            <text:p>12.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8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064" calcext:value-type="float">
            <text:p>12.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8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8928" calcext:value-type="float">
            <text:p>12.75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8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7216" calcext:value-type="float">
            <text:p>12.77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8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9408" calcext:value-type="float">
            <text:p>12.78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8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16" calcext:value-type="float">
            <text:p>12.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8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9032" calcext:value-type="float">
            <text:p>12.8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8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4272" calcext:value-type="float">
            <text:p>12.84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8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4272" calcext:value-type="float">
            <text:p>12.84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8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9512" calcext:value-type="float">
            <text:p>12.85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8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5608" calcext:value-type="float">
            <text:p>12.86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8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9512" calcext:value-type="float">
            <text:p>12.85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8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9512" calcext:value-type="float">
            <text:p>12.85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8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8656" calcext:value-type="float">
            <text:p>12.86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8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8656" calcext:value-type="float">
            <text:p>12.86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8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1224" calcext:value-type="float">
            <text:p>12.84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8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208" calcext:value-type="float">
            <text:p>12.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4272" calcext:value-type="float">
            <text:p>12.84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8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4272" calcext:value-type="float">
            <text:p>12.84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8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8176" calcext:value-type="float">
            <text:p>12.83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8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8176" calcext:value-type="float">
            <text:p>12.83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8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5984" calcext:value-type="float">
            <text:p>12.82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8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7696" calcext:value-type="float">
            <text:p>12.80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8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2936" calcext:value-type="float">
            <text:p>12.82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8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208" calcext:value-type="float">
            <text:p>12.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8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8176" calcext:value-type="float">
            <text:p>12.83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8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0368" calcext:value-type="float">
            <text:p>12.85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8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5608" calcext:value-type="float">
            <text:p>12.86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8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1704" calcext:value-type="float">
            <text:p>12.87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8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9136" calcext:value-type="float">
            <text:p>12.89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8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6568" calcext:value-type="float">
            <text:p>12.92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8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7904" calcext:value-type="float">
            <text:p>12.94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8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3144" calcext:value-type="float">
            <text:p>12.96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8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8384" calcext:value-type="float">
            <text:p>12.97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8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0576" calcext:value-type="float">
            <text:p>12.99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8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6672" calcext:value-type="float">
            <text:p>12.99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8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8864" calcext:value-type="float">
            <text:p>13.00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8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4104" calcext:value-type="float">
            <text:p>13.02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8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0576" calcext:value-type="float">
            <text:p>12.99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8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02" calcext:value-type="float">
            <text:p>13.03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8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02" calcext:value-type="float">
            <text:p>13.03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8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5816" calcext:value-type="float">
            <text:p>13.00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8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1432" calcext:value-type="float">
            <text:p>12.98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8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2288" calcext:value-type="float">
            <text:p>12.97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8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2288" calcext:value-type="float">
            <text:p>12.97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8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3144" calcext:value-type="float">
            <text:p>12.96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8-10-02 15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6568" calcext:value-type="float">
            <text:p>12.92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8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4376" calcext:value-type="float">
            <text:p>12.91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6088" calcext:value-type="float">
            <text:p>12.89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8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9992" calcext:value-type="float">
            <text:p>12.88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8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1704" calcext:value-type="float">
            <text:p>12.87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8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3416" calcext:value-type="float">
            <text:p>12.85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8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1224" calcext:value-type="float">
            <text:p>12.84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8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5984" calcext:value-type="float">
            <text:p>12.82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8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2456" calcext:value-type="float">
            <text:p>12.79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8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5024" calcext:value-type="float">
            <text:p>12.76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8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112" calcext:value-type="float">
            <text:p>12.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8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2832" calcext:value-type="float">
            <text:p>12.75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8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7592" calcext:value-type="float">
            <text:p>12.73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8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7112" calcext:value-type="float">
            <text:p>12.70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8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2728" calcext:value-type="float">
            <text:p>12.68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8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444" calcext:value-type="float">
            <text:p>12.66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8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7864" calcext:value-type="float">
            <text:p>12.62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8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2624" calcext:value-type="float">
            <text:p>12.61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8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6528" calcext:value-type="float">
            <text:p>12.60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8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6048" calcext:value-type="float">
            <text:p>12.57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8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776" calcext:value-type="float">
            <text:p>12.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8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1184" calcext:value-type="float">
            <text:p>12.52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8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4128" calcext:value-type="float">
            <text:p>12.45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8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4504" calcext:value-type="float">
            <text:p>12.41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8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06" calcext:value-type="float">
            <text:p>12.42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8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9744" calcext:value-type="float">
            <text:p>12.42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8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7928" calcext:value-type="float">
            <text:p>12.37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8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964" calcext:value-type="float">
            <text:p>12.35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8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2688" calcext:value-type="float">
            <text:p>12.36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8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1832" calcext:value-type="float">
            <text:p>12.37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8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0976" calcext:value-type="float">
            <text:p>12.38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8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6216" calcext:value-type="float">
            <text:p>12.39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1456" calcext:value-type="float">
            <text:p>12.41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8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584" calcext:value-type="float">
            <text:p>12.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8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2416" calcext:value-type="float">
            <text:p>12.47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8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9744" calcext:value-type="float">
            <text:p>12.42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8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1832" calcext:value-type="float">
            <text:p>12.37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8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5736" calcext:value-type="float">
            <text:p>12.36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8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7072" calcext:value-type="float">
            <text:p>12.38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8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536" calcext:value-type="float">
            <text:p>12.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8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9744" calcext:value-type="float">
            <text:p>12.42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8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0224" calcext:value-type="float">
            <text:p>12.46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8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0704" calcext:value-type="float">
            <text:p>12.49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8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8136" calcext:value-type="float">
            <text:p>12.51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8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0328" calcext:value-type="float">
            <text:p>12.53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8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8616" calcext:value-type="float">
            <text:p>12.54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8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3" calcext:value-type="float">
            <text:p>12.5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8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4336" calcext:value-type="float">
            <text:p>12.59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8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5672" calcext:value-type="float">
            <text:p>12.61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8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0056" calcext:value-type="float">
            <text:p>12.64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8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7488" calcext:value-type="float">
            <text:p>12.66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8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1016" calcext:value-type="float">
            <text:p>12.70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8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064" calcext:value-type="float">
            <text:p>12.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8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064" calcext:value-type="float">
            <text:p>12.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8-08-09 15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54" calcext:value-type="float">
            <text:p>12.72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8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016" calcext:value-type="float">
            <text:p>12.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8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2728" calcext:value-type="float">
            <text:p>12.68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8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6632" calcext:value-type="float">
            <text:p>12.67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8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8824" calcext:value-type="float">
            <text:p>12.68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8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4064" calcext:value-type="float">
            <text:p>12.70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8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6256" calcext:value-type="float">
            <text:p>12.71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8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9304" calcext:value-type="float">
            <text:p>12.71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8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8448" calcext:value-type="float">
            <text:p>12.72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064" calcext:value-type="float">
            <text:p>12.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8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54" calcext:value-type="float">
            <text:p>12.72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8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9304" calcext:value-type="float">
            <text:p>12.71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8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1496" calcext:value-type="float">
            <text:p>12.73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8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8448" calcext:value-type="float">
            <text:p>12.72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8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1496" calcext:value-type="float">
            <text:p>12.73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8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7592" calcext:value-type="float">
            <text:p>12.73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8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588" calcext:value-type="float">
            <text:p>12.75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8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4168" calcext:value-type="float">
            <text:p>12.77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8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4648" calcext:value-type="float">
            <text:p>12.80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8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4272" calcext:value-type="float">
            <text:p>12.84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8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256" calcext:value-type="float">
            <text:p>12.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8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5608" calcext:value-type="float">
            <text:p>12.86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8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9032" calcext:value-type="float">
            <text:p>12.8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8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0744" calcext:value-type="float">
            <text:p>12.81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8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9408" calcext:value-type="float">
            <text:p>12.78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8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3312" calcext:value-type="float">
            <text:p>12.78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8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636" calcext:value-type="float">
            <text:p>12.78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8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2456" calcext:value-type="float">
            <text:p>12.79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8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5504" calcext:value-type="float">
            <text:p>12.79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8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5504" calcext:value-type="float">
            <text:p>12.79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8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3792" calcext:value-type="float">
            <text:p>12.81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8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4272" calcext:value-type="float">
            <text:p>12.84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8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0848" calcext:value-type="float">
            <text:p>12.88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8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0472" calcext:value-type="float">
            <text:p>12.92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8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8384" calcext:value-type="float">
            <text:p>12.97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8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7632" calcext:value-type="float">
            <text:p>13.05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8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0784" calcext:value-type="float">
            <text:p>13.13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8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4792" calcext:value-type="float">
            <text:p>13.19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8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404" calcext:value-type="float">
            <text:p>13.27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8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8528" calcext:value-type="float">
            <text:p>13.36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3392" calcext:value-type="float">
            <text:p>13.42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8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2536" calcext:value-type="float">
            <text:p>13.43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8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4728" calcext:value-type="float">
            <text:p>13.44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8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3872" calcext:value-type="float">
            <text:p>13.45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8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7776" calcext:value-type="float">
            <text:p>13.44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8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7776" calcext:value-type="float">
            <text:p>13.44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8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168" calcext:value-type="float">
            <text:p>13.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8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644" calcext:value-type="float">
            <text:p>13.42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8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9008" calcext:value-type="float">
            <text:p>13.39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8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6816" calcext:value-type="float">
            <text:p>13.38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8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072" calcext:value-type="float">
            <text:p>13.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8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9384" calcext:value-type="float">
            <text:p>13.35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8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1096" calcext:value-type="float">
            <text:p>13.34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8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4144" calcext:value-type="float">
            <text:p>13.34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8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7192" calcext:value-type="float">
            <text:p>13.34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8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4144" calcext:value-type="float">
            <text:p>13.34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8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1952" calcext:value-type="float">
            <text:p>13.33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8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976" calcext:value-type="float">
            <text:p>13.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8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976" calcext:value-type="float">
            <text:p>13.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8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2328" calcext:value-type="float">
            <text:p>13.29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8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3184" calcext:value-type="float">
            <text:p>13.28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8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1472" calcext:value-type="float">
            <text:p>13.30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8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2328" calcext:value-type="float">
            <text:p>13.29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8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7088" calcext:value-type="float">
            <text:p>13.27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8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4896" calcext:value-type="float">
            <text:p>13.26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8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3184" calcext:value-type="float">
            <text:p>13.28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8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6232" calcext:value-type="float">
            <text:p>13.28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8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2328" calcext:value-type="float">
            <text:p>13.29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8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6712" calcext:value-type="float">
            <text:p>13.31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8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024" calcext:value-type="float">
            <text:p>13.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3768" calcext:value-type="float">
            <text:p>13.38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8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12" calcext:value-type="float">
            <text:p>13.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8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4728" calcext:value-type="float">
            <text:p>13.44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8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8256" calcext:value-type="float">
            <text:p>13.47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8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788" calcext:value-type="float">
            <text:p>13.51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8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6168" calcext:value-type="float">
            <text:p>13.53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8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36" calcext:value-type="float">
            <text:p>13.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8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1888" calcext:value-type="float">
            <text:p>13.58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8-05-23 12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4936" calcext:value-type="float">
            <text:p>13.58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8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4936" calcext:value-type="float">
            <text:p>13.58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8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408" calcext:value-type="float">
            <text:p>13.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8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6272" calcext:value-type="float">
            <text:p>13.60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8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1032" calcext:value-type="float">
            <text:p>13.59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8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9696" calcext:value-type="float">
            <text:p>13.56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8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1408" calcext:value-type="float">
            <text:p>13.55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8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5312" calcext:value-type="float">
            <text:p>13.54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8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312" calcext:value-type="float">
            <text:p>13.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8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0072" calcext:value-type="float">
            <text:p>13.53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8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0928" calcext:value-type="float">
            <text:p>13.52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8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6544" calcext:value-type="float">
            <text:p>13.49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8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7776" calcext:value-type="float">
            <text:p>13.44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8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5584" calcext:value-type="float">
            <text:p>13.43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8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9488" calcext:value-type="float">
            <text:p>13.42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8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596" calcext:value-type="float">
            <text:p>13.39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8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548" calcext:value-type="float">
            <text:p>13.36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8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9384" calcext:value-type="float">
            <text:p>13.35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8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7192" calcext:value-type="float">
            <text:p>13.34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8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1952" calcext:value-type="float">
            <text:p>13.33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8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3664" calcext:value-type="float">
            <text:p>13.31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8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7568" calcext:value-type="float">
            <text:p>13.30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8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3664" calcext:value-type="float">
            <text:p>13.31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928" calcext:value-type="float">
            <text:p>13.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8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6232" calcext:value-type="float">
            <text:p>13.28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8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7568" calcext:value-type="float">
            <text:p>13.30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8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2808" calcext:value-type="float">
            <text:p>13.32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8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8048" calcext:value-type="float">
            <text:p>13.33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8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548" calcext:value-type="float">
            <text:p>13.36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8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9864" calcext:value-type="float">
            <text:p>13.38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8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5104" calcext:value-type="float">
            <text:p>13.40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8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9488" calcext:value-type="float">
            <text:p>13.42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8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8632" calcext:value-type="float">
            <text:p>13.43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8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7776" calcext:value-type="float">
            <text:p>13.44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8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9968" calcext:value-type="float">
            <text:p>13.45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8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9968" calcext:value-type="float">
            <text:p>13.45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8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0824" calcext:value-type="float">
            <text:p>13.45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8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3872" calcext:value-type="float">
            <text:p>13.45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8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2536" calcext:value-type="float">
            <text:p>13.43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8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4728" calcext:value-type="float">
            <text:p>13.44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8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692" calcext:value-type="float">
            <text:p>13.45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8-04-12 20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3872" calcext:value-type="float">
            <text:p>13.45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8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7296" calcext:value-type="float">
            <text:p>13.41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8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8152" calcext:value-type="float">
            <text:p>13.40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8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596" calcext:value-type="float">
            <text:p>13.39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8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9864" calcext:value-type="float">
            <text:p>13.38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8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7672" calcext:value-type="float">
            <text:p>13.37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8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2912" calcext:value-type="float">
            <text:p>13.39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8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2056" calcext:value-type="float">
            <text:p>13.40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8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9384" calcext:value-type="float">
            <text:p>13.35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8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024" calcext:value-type="float">
            <text:p>13.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8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7192" calcext:value-type="float">
            <text:p>13.34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8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024" calcext:value-type="float">
            <text:p>13.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9384" calcext:value-type="float">
            <text:p>13.35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8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3288" calcext:value-type="float">
            <text:p>13.35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8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1096" calcext:value-type="float">
            <text:p>13.34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8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4144" calcext:value-type="float">
            <text:p>13.34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8-03-27 16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9384" calcext:value-type="float">
            <text:p>13.35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8-03-15 15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548" calcext:value-type="float">
            <text:p>13.36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8-03-13 14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072" calcext:value-type="float">
            <text:p>13.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8-02-22 13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0824" calcext:value-type="float">
            <text:p>13.45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8-02-21 19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0824" calcext:value-type="float">
            <text:p>13.45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5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7632" calcext:value-type="float">
            <text:p>13.05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5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3728" calcext:value-type="float">
            <text:p>13.06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5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8488" calcext:value-type="float">
            <text:p>13.04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5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02" calcext:value-type="float">
            <text:p>13.03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5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3248" calcext:value-type="float">
            <text:p>13.03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5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2392" calcext:value-type="float">
            <text:p>13.04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5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2392" calcext:value-type="float">
            <text:p>13.04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5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1536" calcext:value-type="float">
            <text:p>13.05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5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068" calcext:value-type="float">
            <text:p>13.06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5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068" calcext:value-type="float">
            <text:p>13.06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5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068" calcext:value-type="float">
            <text:p>13.06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5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4584" calcext:value-type="float">
            <text:p>13.05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5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1536" calcext:value-type="float">
            <text:p>13.05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1536" calcext:value-type="float">
            <text:p>13.05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5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068" calcext:value-type="float">
            <text:p>13.06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5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2872" calcext:value-type="float">
            <text:p>13.07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5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4584" calcext:value-type="float">
            <text:p>13.05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5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1536" calcext:value-type="float">
            <text:p>13.05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5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068" calcext:value-type="float">
            <text:p>13.06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5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2872" calcext:value-type="float">
            <text:p>13.07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5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5064" calcext:value-type="float">
            <text:p>13.08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5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8112" calcext:value-type="float">
            <text:p>13.08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5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116" calcext:value-type="float">
            <text:p>13.09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5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7256" calcext:value-type="float">
            <text:p>13.09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647084173803</text:p>
          </table:table-cell>
          <table:table-cell office:value-type="string" calcext:value-type="string">
            <text:p>11J030</text:p>
          </table:table-cell>
          <table:table-cell office:value-type="string" calcext:value-type="string">
            <text:p>2015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0304" calcext:value-type="float">
            <text:p>13.10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576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6896" meta:object-count="0"/>
    <meta:user-defined meta:name="AppVersion">3.0</meta:user-defined>
  </office:meta>
</office:document-meta>
</file>